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8.64mm"/>
    </style:style>
    <style:style style:name="co2" style:family="table-column">
      <style:table-column-properties fo:break-before="auto" style:column-width="48.9mm"/>
    </style:style>
    <style:style style:name="co3" style:family="table-column">
      <style:table-column-properties fo:break-before="auto" style:column-width="58.38mm"/>
    </style:style>
    <style:style style:name="co4" style:family="table-column">
      <style:table-column-properties fo:break-before="auto" style:column-width="76.66mm"/>
    </style:style>
    <style:style style:name="co5" style:family="table-column">
      <style:table-column-properties fo:break-before="auto" style:column-width="51.73mm"/>
    </style:style>
    <style:style style:name="co6" style:family="table-column">
      <style:table-column-properties fo:break-before="auto" style:column-width="61.47mm"/>
    </style:style>
    <style:style style:name="co7" style:family="table-column">
      <style:table-column-properties fo:break-before="auto" style:column-width="60.04mm"/>
    </style:style>
    <style:style style:name="co8" style:family="table-column">
      <style:table-column-properties fo:break-before="auto" style:column-width="29.12mm"/>
    </style:style>
    <style:style style:name="co9" style:family="table-column">
      <style:table-column-properties fo:break-before="auto" style:column-width="22.84mm"/>
    </style:style>
    <style:style style:name="co10" style:family="table-column">
      <style:table-column-properties fo:break-before="auto" style:column-width="15.86mm"/>
    </style:style>
    <style:style style:name="co11" style:family="table-column">
      <style:table-column-properties fo:break-before="auto" style:column-width="17.48mm"/>
    </style:style>
    <style:style style:name="co13" style:family="table-column">
      <style:table-column-properties fo:break-before="auto" style:column-width="24.47mm"/>
    </style:style>
    <style:style style:name="ro4" style:family="table-row">
      <style:table-row-properties style:row-height="5.5mm" fo:break-before="auto" style:use-optimal-row-height="true"/>
    </style:style>
    <style:style style:name="ro1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2" style:family="table" style:master-page-name="PageStyle_5f_Ark1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45pt solid #000000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45pt solid #000000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3">
        <office:forms form:automatic-focus="false" form:apply-design-mode="false"/>
        <table:table-column table:style-name="co2" table:default-cell-style-name="ce4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9" table:number-columns-repeated="11" table:default-cell-style-name="ce10"/>
        <table:table-column table:style-name="co11" table:number-columns-repeated="6" table:default-cell-style-name="ce10"/>
        <table:table-column table:style-name="co13" table:number-columns-repeated="998" table:default-cell-style-name="ce10"/>
        <table:table-row table:style-name="ro1">
          <table:table-cell table:style-name="ce25" office:value-type="string" calcext:value-type="string">
            <text:p>Kalaallisut</text:p>
          </table:table-cell>
          <table:table-cell table:style-name="ce25" office:value-type="string" calcext:value-type="string">
            <text:p>Suussusia</text:p>
          </table:table-cell>
          <table:table-cell table:style-name="ce25" office:value-type="string" calcext:value-type="string">
            <text:p>Tuluttuua</text:p>
          </table:table-cell>
          <table:table-cell table:style-name="ce25" office:value-type="string" calcext:value-type="string">
            <text:p>Assersuut kalaallisut</text:p>
          </table:table-cell>
          <table:table-cell table:style-name="ce25" office:value-type="string" calcext:value-type="string">
            <text:p>Assersuut tuluttut</text:p>
          </table:table-cell>
          <table:table-cell table:style-name="ce25" office:value-type="string" calcext:value-type="string">
            <text:p>Nassuiaat/explanation</text:p>
          </table:table-cell>
          <table:table-cell table:style-name="ce29" table:number-columns-repeated="20"/>
          <table:table-cell table:number-columns-repeated="998"/>
        </table:table-row>
        <table:table-row table:style-name="ro1">
          <table:table-cell table:style-name="ce26" office:value-type="string" calcext:value-type="string">
            <text:p>na’aa!</text:p>
          </table:table-cell>
          <table:table-cell table:style-name="ce29"/>
          <table:table-cell table:style-name="ce36" office:value-type="string" calcext:value-type="string">
            <text:p>Ouch!; That hurts!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fferarpai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pay it (a loan) off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g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thinks it is too short, finds it too short to f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gga</text:p>
          </table:table-cell>
          <table:table-cell table:style-name="ce31" office:value-type="string" calcext:value-type="string">
            <text:p>oqaaseeraq</text:p>
          </table:table-cell>
          <table:table-cell table:style-name="ce36" office:value-type="string" calcext:value-type="string">
            <text:p>No, I guess not;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ggaar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negative answer, protest, refusa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gga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says "no"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ggaart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protests 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ggaartu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Protestant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ggagooq</text:p>
          </table:table-cell>
          <table:table-cell table:style-name="ce29"/>
          <table:table-cell table:style-name="ce36" office:value-type="string" calcext:value-type="string">
            <text:p>he/she says "no"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ja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eagull, gul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ja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young seagul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janngu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Ross's gull, Rhodstethia rosea;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jarlu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great black-backed gull, Larus marinus;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jarujussu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glaucous gull, Larus hyperboreus;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javaarsu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ivory gull, Pagophila eburnea;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k</text:p>
          </table:table-cell>
          <table:table-cell table:style-name="ce31" office:value-type="string" calcext:value-type="string">
            <text:p>oqaaseeraq</text:p>
          </table:table-cell>
          <table:table-cell table:style-name="ce36" office:value-type="string" calcext:value-type="string">
            <text:p>although, even so, nevertheless, despite the fact that …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k?</text:p>
          </table:table-cell>
          <table:table-cell table:style-name="ce31" office:value-type="string" calcext:value-type="string">
            <text:p>oqaaseeraq</text:p>
          </table:table-cell>
          <table:table-cell table:style-name="ce36" office:value-type="string" calcext:value-type="string">
            <text:p>Where is he/she it?;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kka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omeone with a fat belly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kkaluarpoq</text:p>
          </table:table-cell>
          <table:table-cell table:style-name="ce31" office:value-type="string" calcext:value-type="string">
            <text:p>oqaluut susaatsoq</text:p>
          </table:table-cell>
          <table:table-cell table:style-name="ce36" office:value-type="string" calcext:value-type="string">
            <text:p>throws a harpoon in the water where the seal had just been 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kkaluartaq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a seal that dives just in time to evade a harpo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kkia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throws a harpoon at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kki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throws a harpoon or lanc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kkig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feels pity for him/her, feels bad for him/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kkinaq!</text:p>
          </table:table-cell>
          <table:table-cell table:style-name="ce31" office:value-type="string" calcext:value-type="string">
            <text:p>oqaaseeraq</text:p>
          </table:table-cell>
          <table:table-cell table:style-name="ce36" office:value-type="string" calcext:value-type="string">
            <text:p>Poor thing!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kkin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a pitiful creature, it's too bad for him/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kkinassusia!</text:p>
          </table:table-cell>
          <table:table-cell table:style-name="ce29"/>
          <table:table-cell table:style-name="ce36" office:value-type="string" calcext:value-type="string">
            <text:p>What a shame!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kkinnin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ympathy, empathy, pit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kkinnitt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is sympathetic, is compassionat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kkisa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tries is evoke pity, makes entreati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kkitsaa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thinks it is too bad for him/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kkittaa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unsympathetic, is uncar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kkittaats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omeone who is unfeeling, someone who is hard hearte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kkitt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good hearted, is compassionate, is helpfu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kkiuffig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stumbles over it, trips on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kkiu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stumbles, trip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kkivaa</text:p>
          </table:table-cell>
          <table:table-cell table:style-name="ce31" office:value-type="string" calcext:value-type="string">
            <text:p>oqaluut susalik</text:p>
          </table:table-cell>
          <table:table-cell table:style-name="ce36" office:value-type="string" calcext:value-type="string">
            <text:p>assists him/her out of pity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alli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disobedient, acts contrary to order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ann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says yes to everything, does whatever he/she is told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listens, does as told, waits for informati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artaa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tethoscop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artarpaa</text:p>
          </table:table-cell>
          <table:table-cell table:style-name="ce31" office:value-type="string" calcext:value-type="string">
            <text:p>oqaluut susalik</text:p>
          </table:table-cell>
          <table:table-cell table:style-name="ce36" office:value-type="string" calcext:value-type="string">
            <text:p>listens to his/her chest with a stethoscop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artartu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radio audience, listener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ar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radio se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aserlu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a bad premonition, is afraid that there will be new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ff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emple, tabernacl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ffissu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he Temple in Jerusalem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gaa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its boss </text:p>
          </table:table-cell>
          <table:table-cell table:style-name="ce12" office:value-type="string" calcext:value-type="string">
            <text:p>umiarsuup naalagaa</text:p>
            <text:p>umiarsuaaqqap naalagaa  //</text:p>
            <text:p> angallatip naalagaa </text:p>
          </table:table-cell>
          <table:table-cell table:style-name="ce36" office:value-type="string" calcext:value-type="string">
            <text:p>ship's captain, skipper of a watercraft</text:p>
          </table:table-cell>
          <table:table-cell table:style-name="ce36"/>
          <table:table-cell table:style-name="Default" table:number-columns-repeated="2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gaaffeqatigiin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political relationship of Denmark with Greenland and the Faroe Island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gaaffiit Attaviitsut Kattuffiat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the SNG, the Russian Commonwealth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gaaffiit Peqatigiit</text:p>
          </table:table-cell>
          <table:table-cell table:style-name="ce31" office:value-type="string" calcext:value-type="string">
            <text:p>taggit qasseersiut</text:p>
          </table:table-cell>
          <table:table-cell table:style-name="ce36" office:value-type="string" calcext:value-type="string">
            <text:p>the United Nations, the U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gaaffiit Peqatigiit ulluat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UN Day, United Nations Da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gaaff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tate, nation, Denmark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gaaffiup sinniisaa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Greenlandic ombudsman to Denmark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gaaffiup Sinniisoqarfia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Office of the Greenlandic Ombudsmand to Denmark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gaaffiup isertortumik paasiniaasui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Danish Intelligence Servc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gaanert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high officer, command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gaani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to be the boss, is domineer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gaaru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no longer obey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gaas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foreman, crew chief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g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he one in charge, the decision maker</text:p>
          </table:table-cell>
          <table:table-cell table:style-name="ce36" office:value-type="string" calcext:value-type="string">
            <text:p>inspector, district bailiff</text:p>
          </table:table-cell>
          <table:table-cell table:style-name="ce36" table:number-columns-repeated="3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g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he Lord, Go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gaqanngila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does whatever he/she pleas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garsiorn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bossy, is strict, is hard to please, makes a lot of rul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garsior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ubservience, submissivenes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garsi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subservient, is servile, is exaggeratedly obedien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garsiorti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dominates him/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giar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religious service, church service</text:p>
          </table:table-cell>
          <table:table-cell table:style-name="ce13" office:value-type="string" calcext:value-type="string">
            <text:p>radiukkut naalagiarneq, telefonikkut naalagiarneq, tv-kkut naalagiarneq </text:p>
          </table:table-cell>
          <table:table-cell table:style-name="ce16"/>
          <table:table-cell table:style-name="ce36"/>
          <table:table-cell table:style-name="Default" table:number-columns-repeated="2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gi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at church, is attending a religious servic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giartarf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anctuary, place where religious services are hel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giarti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gives him/her a moral lesson, gives an admonitory sermon to him/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giartippai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holds a religious service for them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giat soraarput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the church service is ov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gia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congregants, church-goer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gissapput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everyone is at church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kke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orders him/her to…, gives him/her an order, commands him/her to…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kkersaan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he game of forfeit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kkersaapput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they are playing forfeit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kkersinnaa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elf-control</text:p>
          </table:table-cell>
          <table:table-cell table:style-name="ce36" office:value-type="string" calcext:value-type="string">
            <text:p>imminut naalakkersinnaaneq </text:p>
          </table:table-cell>
          <table:table-cell table:style-name="ce36" office:value-type="string" calcext:value-type="string">
            <text:p>self control</text:p>
          </table:table-cell>
          <table:table-cell table:style-name="ce36"/>
          <table:table-cell table:style-name="Default" table:number-columns-repeated="2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kkersuisarf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ridge of a ship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kkersuis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minister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kkersuisunut ilaasort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minist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kkersuisu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government, official authoriti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kkersuisu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Greenland Parliamen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kkersuisut siulittaasuat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President of the Greenlandic Parliamen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kkisa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follows rules slavishly, dares not step out of bound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kki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order, comman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kulu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ominous feeling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kuluutig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is very concerned about him/her/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nnaa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plendor, glor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nnassus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plendor, glor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nngers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misbehaves, does something naught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nngila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disobedient, is naught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nngisa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misbehaves, does something naught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obeys him/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obedient, is well behave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qquto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is domineering, is boss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rn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listens carefully, pays close attenti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rulu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afraid that bad news is coming, fears the wors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ssart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he planet Venu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sseri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does what he/she is asked to, is well-trained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sseriippoq 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disobedient, is stubbor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tsi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underling, subject (of a realm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attai</text:p>
          </table:table-cell>
          <table:table-cell table:style-name="ce8" office:value-type="string" calcext:value-type="string">
            <text:p>taggit qasseersiut</text:p>
          </table:table-cell>
          <table:table-cell table:style-name="ce13" office:value-type="string" calcext:value-type="string">
            <text:p>someones subjects</text:p>
          </table:table-cell>
          <table:table-cell table:style-name="ce36" office:value-type="string" calcext:value-type="string">
            <text:p>kunngip naalattai </text:p>
          </table:table-cell>
          <table:table-cell table:style-name="ce36" office:value-type="string" calcext:value-type="string">
            <text:p>the king's subjects</text:p>
          </table:table-cell>
          <table:table-cell table:style-name="ce36"/>
          <table:table-cell table:style-name="Default" table:number-columns-repeated="2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ernerani</text:p>
          </table:table-cell>
          <table:table-cell table:style-name="ce30" office:value-type="string" calcext:value-type="string">
            <text:p>taggit</text:p>
          </table:table-cell>
          <table:table-cell table:style-name="ce13" office:value-type="string" calcext:value-type="string">
            <text:p>the end of something</text:p>
          </table:table-cell>
          <table:table-cell table:style-name="ce36" office:value-type="string" calcext:value-type="string">
            <text:p>ukiup naalernerani </text:p>
          </table:table-cell>
          <table:table-cell table:style-name="ce36" office:value-type="string" calcext:value-type="string">
            <text:p>at the end of the year</text:p>
          </table:table-cell>
          <table:table-cell table:style-name="ce36"/>
          <table:table-cell table:style-name="Default" table:number-columns-repeated="2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igaase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sets a harpoon fast in a whal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igaa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harpo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ig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pear, javeli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ig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throws a javelin, throws a spea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i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harpoons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rpoons a sea mamma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isag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bbreviation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isa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abbreviates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iv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makes it shorter, shortens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le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scares prey out of its hiding places, flushes the pre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liunn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an affliction, is extremely unpleasan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liunnartorsi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bothered by something, has a hard tim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liupera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beset with problems, is not doing wel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liu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afflicted, is suffer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liutsi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bothers him, hurts him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liutsitsineq</text:p>
          </table:table-cell>
          <table:table-cell table:style-name="ce30" office:value-type="string" calcext:value-type="string">
            <text:p>taggit</text:p>
          </table:table-cell>
          <table:table-cell table:style-name="ce13" office:value-type="string" calcext:value-type="string">
            <text:p>tortur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liutsitsis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omething that causes pain and suffer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liu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pain, wo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liuuti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difficulties, troubl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lugu</text:p>
          </table:table-cell>
          <table:table-cell table:style-name="ce31" office:value-type="string" calcext:value-type="string">
            <text:p>oqaluut</text:p>
          </table:table-cell>
          <table:table-cell table:style-name="ce36" office:value-type="string" calcext:value-type="string">
            <text:p>the whole thing, all the way to the end</text:p>
          </table:table-cell>
          <table:table-cell table:style-name="ce36" office:value-type="string" calcext:value-type="string">
            <text:p>inuuneq naallugu </text:p>
          </table:table-cell>
          <table:table-cell table:style-name="ce36" office:value-type="string" calcext:value-type="string">
            <text:p>his/her whole life long</text:p>
          </table:table-cell>
          <table:table-cell table:style-name="ce36"/>
          <table:table-cell table:style-name="Default" table:number-columns-repeated="2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lum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catches many seals using a harpo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lu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throws himself/herself down (for ex., on a bed or the ground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ungi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he youngest child, baby, infan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ungiarsu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aby, infan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lu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stomach problem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maarniar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niffing of glue, sniffing of paint, sniff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ma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sniffs something, takes a whiff of someth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masaqale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gets its scen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masinnaassus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ense of smel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mati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gives him/her intoxicants to inhal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mav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can smell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merluinnaq</text:p>
          </table:table-cell>
          <table:table-cell table:style-name="ce29"/>
          <table:table-cell table:style-name="ce36" office:value-type="string" calcext:value-type="string">
            <text:p>not at all, absolutely no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mi</text:p>
          </table:table-cell>
          <table:table-cell table:style-name="ce29"/>
          <table:table-cell table:style-name="ce36" office:value-type="string" calcext:value-type="string">
            <text:p>No. ;No, there aren't any.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mik</text:p>
          </table:table-cell>
          <table:table-cell table:style-name="ce29"/>
          <table:table-cell table:style-name="ce36" office:value-type="string" calcext:value-type="string">
            <text:p>No.; No, there aren't any.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mivik</text:p>
          </table:table-cell>
          <table:table-cell table:style-name="ce29"/>
          <table:table-cell table:style-name="ce36" office:value-type="string" calcext:value-type="string">
            <text:p>No, indeed. ;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mmaann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not much to speak of, is nothing special</text:p>
          </table:table-cell>
          <table:table-cell table:style-name="ce36" office:value-type="string" calcext:value-type="string">
            <text:p>inunnut marlunnut naammaannarpoq </text:p>
          </table:table-cell>
          <table:table-cell table:style-name="ce36" office:value-type="string" calcext:value-type="string">
            <text:p>it is just enough for two</text:p>
          </table:table-cell>
          <table:table-cell table:style-name="ce36"/>
          <table:table-cell table:style-name="Default" table:number-columns-repeated="2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mmaa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t will do, it is enough, it is good enough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mmaase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adds the required additional amount of mone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mmaa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omething that makes up the difference, something that fills the need</text:p>
          </table:table-cell>
          <table:table-cell table:style-name="ce36"/>
          <table:table-cell table:style-name="ce36" office:value-type="string" calcext:value-type="string">
            <text:p>puts up with it, does not resist</text:p>
          </table:table-cell>
          <table:table-cell table:style-name="ce36" table:number-columns-repeated="2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mmag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thinks that it is sufficient, thinks that it will do</text:p>
          </table:table-cell>
          <table:table-cell table:style-name="ce36" office:value-type="string" calcext:value-type="string">
            <text:p>thinks it fits well</text:p>
          </table:table-cell>
          <table:table-cell table:style-name="ce36" table:number-columns-repeated="3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mmagalugu atorpaa</text:p>
          </table:table-cell>
          <table:table-cell table:style-name="ce30" office:value-type="string" calcext:value-type="string">
            <text:p>oqaluut</text:p>
          </table:table-cell>
          <table:table-cell table:style-name="ce36" office:value-type="string" calcext:value-type="string">
            <text:p>is resigned to it, puts up with it, is satisfied with his/her lot</text:p>
          </table:table-cell>
          <table:table-cell table:style-name="ce36" table:number-columns-repeated="4"/>
          <table:table-cell table:style-name="ce16"/>
          <table:table-cell table:style-name="ce13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mmagiinna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is resolved to it, makes his/her peace with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mmagittaalli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not at ease, cannot become resigned to something, grumbl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mmagittaa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hard to satisf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mmagittar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patience, forbearanc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mmagitt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easily satisfied, makes few demands, is satisfied with his/her lo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mmagittassus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patience, forbearanc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mma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enough, is satisfactor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mmaq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omething that fills an insufficiency, something that makes up for a lack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mmassinnin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ccomplishment, completion, bring to fruiti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mmassiv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has completed it, has fulfilled it, has gotten it don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mmass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read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mmatsilluni</text:p>
          </table:table-cell>
          <table:table-cell table:style-name="ce31" office:value-type="string" calcext:value-type="string">
            <text:p>oqaluut</text:p>
          </table:table-cell>
          <table:table-cell table:style-name="ce36" office:value-type="string" calcext:value-type="string">
            <text:p>being sufficient</text:p>
          </table:table-cell>
          <table:table-cell table:style-name="ce36" office:value-type="string" calcext:value-type="string">
            <text:p>naammatsilluni qiavoq </text:p>
          </table:table-cell>
          <table:table-cell table:style-name="ce36" office:value-type="string" calcext:value-type="string">
            <text:p>cries himself/herself out</text:p>
          </table:table-cell>
          <table:table-cell table:style-name="ce36"/>
          <table:table-cell table:style-name="Default" table:number-columns-repeated="2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mmats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had enough to eat, is full and satisfied</text:p>
          </table:table-cell>
          <table:table-cell table:style-name="ce36" table:number-columns-repeated="3"/>
          <table:table-cell table:style-name="ce36" office:value-type="string" calcext:value-type="string">
            <text:p><text:s text:c="2"/></text:p>
          </table:table-cell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mmatsisima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feels good after having enough to eat 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mmattoorpaa</text:p>
          </table:table-cell>
          <table:table-cell table:style-name="ce30" office:value-type="string" calcext:value-type="string">
            <text:p>oqaluut susalik</text:p>
          </table:table-cell>
          <table:table-cell table:style-name="ce14" office:value-type="string" calcext:value-type="string">
            <text:p>running into someone, meets unexpectedly</text:p>
          </table:table-cell>
          <table:table-cell table:style-name="ce13" office:value-type="string" calcext:value-type="string">
            <text:p>anilersoq naammattoorpaa, aqqusinermi naammattoorpaa</text:p>
          </table:table-cell>
          <table:table-cell table:style-name="ce13" office:value-type="string" calcext:value-type="string">
            <text:p>gets there just as he/she is leaving, meets him/he unexpectedly on the street</text:p>
          </table:table-cell>
          <table:table-cell table:style-name="ce36"/>
          <table:table-cell table:style-name="Default" table:number-columns-repeated="2"/>
          <table:table-cell table:style-name="ce16"/>
          <table:table-cell table:style-name="Default"/>
          <table:table-cell table:style-name="ce29" table:number-columns-repeated="16"/>
          <table:table-cell table:number-columns-repeated="998"/>
        </table:table-row>
        <table:table-row table:style-name="ro1">
          <table:table-cell table:style-name="ce26" office:value-type="string" calcext:value-type="string">
            <text:p>naammattoorsaa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fits it to something, makes it fit someth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mmattumik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sufficiently, satisfactoril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mmattusaa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manages to maintain a household on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naa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makes it much too shor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naa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finds it shorter than imagine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nngisaa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tone used in playing hopscotch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nngis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palys hopscotch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nngisa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hopscotch cour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peqatigiipput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they meet each ot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peqatigiittar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ontact with others, dealings with other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peq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fellow sufferer, someone with the same complain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pequtigiipput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they suffer from the same problem, they are fellow sufferer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peria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is on the way to meet him/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pertorlugu</text:p>
          </table:table-cell>
          <table:table-cell table:style-name="ce31" office:value-type="string" calcext:value-type="string">
            <text:p>oqaluut</text:p>
          </table:table-cell>
          <table:table-cell table:style-name="ce36" office:value-type="string" calcext:value-type="string">
            <text:p>in relation to it, as a result of it, in agreement with it</text:p>
          </table:table-cell>
          <table:table-cell table:style-name="ce36" office:value-type="string" calcext:value-type="string">
            <text:p>isumaga naapertorlugu </text:p>
          </table:table-cell>
          <table:table-cell table:style-name="ce36" office:value-type="string" calcext:value-type="string">
            <text:p>in my estimation, according to my way of thinking</text:p>
          </table:table-cell>
          <table:table-cell table:style-name="ce36"/>
          <table:table-cell table:style-name="Default" table:number-columns-repeated="2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pertornars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be time for</text:p>
          </table:table-cell>
          <table:table-cell table:style-name="ce36" office:value-type="string" calcext:value-type="string">
            <text:p>tikinnissaa naapertornarsivoq </text:p>
          </table:table-cell>
          <table:table-cell table:style-name="ce36" office:value-type="string" calcext:value-type="string">
            <text:p>his arrival is expected then</text:p>
          </table:table-cell>
          <table:table-cell table:style-name="ce36"/>
          <table:table-cell table:style-name="Default" table:number-columns-repeated="2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pertorpaa</text:p>
          </table:table-cell>
          <table:table-cell table:style-name="ce31" office:value-type="string" calcext:value-type="string">
            <text:p>oqaluut susalik</text:p>
          </table:table-cell>
          <table:table-cell table:style-name="ce36" office:value-type="string" calcext:value-type="string">
            <text:p>corresponds to it, is in agreement with it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pertuilluar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righteousness, rectitud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pertuillu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righteous, is uprigh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pertuu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corresponding, match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pigia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is on the way to meet him/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pigi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goes to visit at mealtime in order to get a mea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pinnerit tamaasa</text:p>
          </table:table-cell>
          <table:table-cell table:style-name="ce29"/>
          <table:table-cell table:style-name="ce36" office:value-type="string" calcext:value-type="string">
            <text:p>every time we/they meet…</text:p>
          </table:table-cell>
          <table:table-cell table:style-name="ce36" table:number-columns-repeated="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pi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meets him/her, runs into him/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pittarf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meeting plac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too shor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ppoq</text:p>
          </table:table-cell>
          <table:table-cell table:style-name="ce8" office:value-type="string" calcext:value-type="string">
            <text:p>oqaluut susaatsoq</text:p>
          </table:table-cell>
          <table:table-cell table:style-name="ce36" office:value-type="string" calcext:value-type="string">
            <text:p>stumbles, falls over someth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qqa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new shoot on a plant or tre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qqaa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prout 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qqav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hook, pe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rala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reignites, flames up 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ralaartitsiv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lighthouse 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ral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reignites, flames up 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ralla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flames start shooting up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rallattari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waltz 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rissaa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tomach medicine, stomach pill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rla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 new shoot on a plant or tre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rlun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tomach pai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rlu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stomach pai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rtoorsuanngoreersim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at full term (said of a pregnant woman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rtu</text:p>
          </table:table-cell>
          <table:table-cell table:style-name="ce30" office:value-type="string" calcext:value-type="string">
            <text:p>taggit</text:p>
          </table:table-cell>
          <table:table-cell table:style-name="ce14" office:value-type="string" calcext:value-type="string">
            <text:p>fetus, child, baby</text:p>
          </table:table-cell>
          <table:table-cell table:style-name="ce36" table:number-columns-repeated="4"/>
          <table:table-cell table:style-name="ce16" table:number-columns-repeated="2"/>
          <table:table-cell table:style-name="Default"/>
          <table:table-cell table:style-name="ce29" table:number-columns-repeated="16"/>
          <table:table-cell table:number-columns-repeated="998"/>
        </table:table-row>
        <table:table-row table:style-name="ro1">
          <table:table-cell table:style-name="ce26" office:value-type="string" calcext:value-type="string">
            <text:p>naartue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gives her an aborti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rtuersin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induced abortion, tremination of pregnanc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rtuig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is expecting his child, is going to have his bab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rtunaveersaar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irth contro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rtunaveersaati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birth control pill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rtu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pregnanc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rtuti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makes her preganan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rtuvoq</text:p>
          </table:table-cell>
          <table:table-cell table:style-name="ce30" office:value-type="string" calcext:value-type="string">
            <text:p>oqaluut susaatsoq</text:p>
          </table:table-cell>
          <table:table-cell table:style-name="ce15" office:value-type="string" calcext:value-type="string">
            <text:p>is pregnant, is expecting</text:p>
          </table:table-cell>
          <table:table-cell table:style-name="ce36" office:value-type="string" calcext:value-type="string">
            <text:p>Kaalimit naartuvoq </text:p>
          </table:table-cell>
          <table:table-cell table:style-name="ce36" office:value-type="string" calcext:value-type="string">
            <text:p>is going to have Karls' baby, is pregnant with Karl's child</text:p>
          </table:table-cell>
          <table:table-cell table:style-name="ce36"/>
          <table:table-cell table:style-name="Default" table:number-columns-repeated="2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sa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portent of harm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siartortippai</text:p>
          </table:table-cell>
          <table:table-cell table:style-name="ce31" office:value-type="string" calcext:value-type="string">
            <text:p>oqaluut susalik</text:p>
          </table:table-cell>
          <table:table-cell table:style-name="ce36" office:value-type="string" calcext:value-type="string">
            <text:p>look around all the time</text:p>
          </table:table-cell>
          <table:table-cell table:style-name="ce13" office:value-type="string" calcext:value-type="string">
            <text:p>isini naasiartortippai </text:p>
          </table:table-cell>
          <table:table-cell table:style-name="ce36" office:value-type="string" calcext:value-type="string">
            <text:p>looks around all the time</text:p>
          </table:table-cell>
          <table:table-cell table:style-name="ce36"/>
          <table:table-cell table:style-name="Default" table:number-columns-repeated="2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s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flower, plan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sorissaaneq</text:p>
          </table:table-cell>
          <table:table-cell table:style-name="ce30" office:value-type="string" calcext:value-type="string">
            <text:p>taggit</text:p>
          </table:table-cell>
          <table:table-cell table:style-name="ce13" office:value-type="string" calcext:value-type="string">
            <text:p>gardening, farm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sorissaas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gardener, farm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sorpassui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a great number of flowers <text:s text:c="1171"/>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sorsio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otanis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sorsiooqarfik</text:p>
          </table:table-cell>
          <table:table-cell table:style-name="ce30" office:value-type="string" calcext:value-type="string">
            <text:p>taggit</text:p>
          </table:table-cell>
          <table:table-cell table:style-name="ce13" office:value-type="string" calcext:value-type="string">
            <text:p>Arctic Stati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sorsi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conducts botanical research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sortale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places flowers on it (a grave or coffin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sorta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flowers for a funeral servic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ssaanngila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forever, is unend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ssaanngits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eternit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ssaanngitsum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forever after, for eternit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suerniarf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flower shop, floris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suits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deser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suliv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herb po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sup erngusiusaa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vase, flower vas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supilui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weed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supilu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wee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su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flowers, plants, flora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suusarto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flowered (said of fabric, for ex.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suusi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rtificial flowers, plastic flow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stomach, bell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teqqav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hook, pe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tiff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hook, pe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ti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hangs it up on something</text:p>
          </table:table-cell>
          <table:table-cell table:style-name="Default" table:number-columns-repeated="2"/>
          <table:table-cell table:style-name="ce36" table:number-columns-repeated="2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tippaa</text:p>
          </table:table-cell>
          <table:table-cell table:style-name="ce8" office:value-type="string" calcext:value-type="string">
            <text:p>oqaluut susalik</text:p>
          </table:table-cell>
          <table:table-cell table:style-name="ce36" office:value-type="string" calcext:value-type="string">
            <text:p>cultivates it, lets it grow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tippaa</text:p>
          </table:table-cell>
          <table:table-cell table:style-name="ce8" office:value-type="string" calcext:value-type="string">
            <text:p>oqaluut susalik</text:p>
          </table:table-cell>
          <table:table-cell table:style-name="ce36" office:value-type="string" calcext:value-type="string">
            <text:p>gets a bite, hooks it (a fish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t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hung up on something, is firmly connected, keeps working at someth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tita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vegetables, green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tittart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afety pi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tsii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potato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tsiiass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eed corn, potato ey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tsiiv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garde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tsiivileris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garden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tsiiviusa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fenc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ts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omething shor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tsorso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stands vigil, stands by hoping for improvement</text:p>
          </table:table-cell>
          <table:table-cell table:style-name="ce36" office:value-type="string" calcext:value-type="string">
            <text:p>calculates it, reckons it, gives a financial or statistical report of it</text:p>
          </table:table-cell>
          <table:table-cell table:style-name="ce36" table:number-columns-repeated="3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tsorsuiff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inventory day, reporting day, regular time when statistics are determined</text:p>
          </table:table-cell>
          <table:table-cell table:style-name="ce36" office:value-type="string" calcext:value-type="string">
            <text:p>ukioq naatsorsuiffik </text:p>
          </table:table-cell>
          <table:table-cell table:style-name="ce36" office:value-type="string" calcext:value-type="string">
            <text:p>fiscal year</text:p>
          </table:table-cell>
          <table:table-cell table:style-name="ce36"/>
          <table:table-cell table:style-name="Default" table:number-columns-repeated="2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tsorsui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reckoning, finanical or statistical report, calculati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tsorsu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calculates something, gives a financial or statistical report about someth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tsorsukka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calculations</text:p>
          </table:table-cell>
          <table:table-cell table:style-name="ce36" office:value-type="string" calcext:value-type="string">
            <text:p>missiliuummik naatsorsukkat </text:p>
          </table:table-cell>
          <table:table-cell table:style-name="ce36" office:value-type="string" calcext:value-type="string">
            <text:p>approximate assessment, estimate </text:p>
          </table:table-cell>
          <table:table-cell table:style-name="ce36"/>
          <table:table-cell table:style-name="Default" table:number-columns-repeated="2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tsorsuuseri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ccounting, bookkeep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tsorsuuseris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ccountant, bookkeep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tsorsuusi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creates a report, gives an account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tsorsuutig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counts on it, expects it, assumes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tsorsuuti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accounting, financial statemen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tsorsuutit inernera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final accounting, complete financial repor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tsorsuutit kukkuneqarput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the books do not balance, there are errors in the calculation or repor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tsunnguam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rief, briefly, concisel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tsu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short skin pants worn in earlier times by Greenlandic women in the hom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v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has finished it, has completed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v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can smell it, catches the scent of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over, is done, has come to an en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ffak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omething with a piece broken off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ff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 broken off stump of someth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ffasse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been ripped in two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ggammee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does something for the last tim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ggamm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for the last time, the last tim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ggasi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finishes up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ggasi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onclusion, epilogu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gga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onclusion</text:p>
          </table:table-cell>
          <table:table-cell table:style-name="ce36"/>
          <table:table-cell table:style-name="Default" table:number-columns-repeated="2"/>
          <table:table-cell table:style-name="ce36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gga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period, full stop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gga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last name, family nam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ggataa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its conclusi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ggataam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in concluison, finally, for the last tim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ggata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he last, the final on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ggataar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final part, final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ggataa-tullia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he next to the las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ggateqatigiipput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they rhyme</text:p>
          </table:table-cell>
          <table:table-cell table:style-name="ce36" office:value-type="string" calcext:value-type="string">
            <text:p>they have the same last name</text:p>
          </table:table-cell>
          <table:table-cell table:style-name="ce36" table:number-columns-repeated="3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ggateqatigiissaar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makes the lines of the poem rhym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ggor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lush, grows luxurientl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ggorissaatissa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fertiliz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ggorissa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fertilizes it, cultivates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ggorlu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unproductive, is barre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gguaats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elephan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ggu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joint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gguarlun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joint disease, arthriti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ggueqa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kin, relative, member of the same trib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ggueqatigii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trib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gguik</text:p>
          </table:table-cell>
          <table:table-cell table:style-name="ce30" office:value-type="string" calcext:value-type="string">
            <text:p>taggit</text:p>
          </table:table-cell>
          <table:table-cell table:style-name="ce13" office:value-type="string" calcext:value-type="string">
            <text:p>stem of a word, root of a word</text:p>
          </table:table-cell>
          <table:table-cell table:style-name="ce36" table:number-columns-repeated="2"/>
          <table:table-cell table:style-name="ce13" office:value-type="string" calcext:value-type="string">
            <text:p>gram</text:p>
          </table:table-cell>
          <table:table-cell table:style-name="ce36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ggu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origin, ancestry, roots</text:p>
          </table:table-cell>
          <table:table-cell table:style-name="Default"/>
          <table:table-cell table:style-name="ce36" table:number-columns-repeated="3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ggu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overgrown, fills in with plant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gguteeraas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flatbread, rye crisp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gguteer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iscuit, cracker, hardtack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gguti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brash, broken sea ic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ja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 boys little sister, younger sister to a big brot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jagii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a brother and his little sist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ja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 boys little sister, younger sister to a big brot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jangari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startles when about to fall asleep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jang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nodding off while sitting, sits and nods from sleepines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jooqqa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drinks it in, slurps it</text:p>
          </table:table-cell>
          <table:table-cell table:style-name="ce36" office:value-type="string" calcext:value-type="string">
            <text:p>breathes it in</text:p>
          </table:table-cell>
          <table:table-cell table:style-name="ce36" table:number-columns-repeated="3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joqqut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he day's Bible text, the subject of a serm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joqqutar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gives a sermon on it</text:p>
          </table:table-cell>
          <table:table-cell table:style-name="ce36" office:value-type="string" calcext:value-type="string">
            <text:p>uses it as a basis for discussion</text:p>
          </table:table-cell>
          <table:table-cell table:style-name="ce36" table:number-columns-repeated="3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joqqutaris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ource, basi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joqqutassa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guidelin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jorli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attends a birth, monitors a birth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jo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drinks it</text:p>
          </table:table-cell>
          <table:table-cell table:style-name="ce36" office:value-type="string" calcext:value-type="string">
            <text:p>sniffs it in</text:p>
          </table:table-cell>
          <table:table-cell table:style-name="ce36" table:number-columns-repeated="3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jo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is living in his/her home, lives ther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jorpilig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northern wolfish, Anarhichas denticulatus;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jors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drinks, takes a sip, has a little coffe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jort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a pleasant place to be, is nice to live with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jorumin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a pleasant place to be, is a comfortable home to be in 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jorunn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smells nice, has a pleasant aroma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joru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inhales it, sniffs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jug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dwelling place, address, place of residence</text:p>
          </table:table-cell>
          <table:table-cell table:style-name="ce36" office:value-type="string" calcext:value-type="string">
            <text:p>family one works for or in whose home one lives</text:p>
          </table:table-cell>
          <table:table-cell table:style-name="ce36" table:number-columns-repeated="3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jugaq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resides, liv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jugaqavissu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those who belong there, those who are at home ther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jugass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hot beverage, coffeee or tea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6" office:value-type="string" calcext:value-type="string">
            <text:p>najumma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tightens up in anticipation of being struck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jummassiman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nerve wracking, makes one worried about what is going to happe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jummatse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clings to something, will not let go of someth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jummisuu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lends a hand, helps by holding something someone is working 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jummiv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holds on to it tightly, supports him/her/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jungas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rib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jung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bent, is crooke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junng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bends, gets ben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ju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turns a skin inside out in order to make a hunting float, turns a skin inside out in order to stuff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ju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pulls his/her stomach in, sucks his/her tummy i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juu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inhales it, sniffs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juu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present, is ther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juutinngits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omeone who is absent, someone who is not ther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alats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ngs his/her head, is fed up with someth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ang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ngs his/her head, his/her head is bowe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a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bends his/her head down</text:p>
          </table:table-cell>
          <table:table-cell table:style-name="ce36" office:value-type="string" calcext:value-type="string">
            <text:p>veers west (of the south wind)</text:p>
          </table:table-cell>
          <table:table-cell table:style-name="ce36" office:value-type="string" calcext:value-type="string">
            <text:p>is hanging straight down (said of a fishing line)</text:p>
          </table:table-cell>
          <table:table-cell table:style-name="ce36" table:number-columns-repeated="2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asuale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needs to urinate, can hardly hold it any long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asu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ladder, urinary bladd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asuk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to urinate all the time, has to empty his/her bladder ofte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asunna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lower leg, calf, calf muscl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asuus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ea squirt ( for ex. Ciona intestinalis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ataapput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compete by throwing stones at a standing objec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at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n upright target for throwing ston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ati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pays out line to it (a fish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atsi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sets something up as a targe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er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likes him/her, is fond of him/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erialla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becomes contemplative, hesitat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erisarsi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discriminat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ernaa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unattractive, is unpleasan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erpoq</text:p>
          </table:table-cell>
          <table:table-cell table:style-name="ce30" office:value-type="string" calcext:value-type="string">
            <text:p>oqaluut susaatsoq</text:p>
          </table:table-cell>
          <table:table-cell table:style-name="ce32" office:value-type="string" calcext:value-type="string">
            <text:p>there is a strong curren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ers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an be fired or thrown accuratel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erteruttort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t its maximum strength (said of the current or the wind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ert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ncreases, gets stronger (said of wind or current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er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 hunting bladder for a kayak harpo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i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does not shoot or throw accurately (said of a rifle or harpoon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iitso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shoots way off to one side (said of a person or a weapon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imaa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decisive, sticks to his/her gun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im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indecisive, is hesitan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i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ladder infecti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difficulty urinating, has pain when urinat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kaaniku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something that has crumbled to piec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kaa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collapses, falls apar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kaatitsiv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ollection box</text:p>
          </table:table-cell>
          <table:table-cell table:style-name="ce36" office:value-type="string" calcext:value-type="string">
            <text:p>aningaasanik nakkaatitsivik </text:p>
          </table:table-cell>
          <table:table-cell table:style-name="ce36" office:value-type="string" calcext:value-type="string">
            <text:p>collection plate, piggy bank, collection box</text:p>
          </table:table-cell>
          <table:table-cell table:style-name="ce36"/>
          <table:table-cell table:style-name="Default" table:number-columns-repeated="2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kaav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drops it, lets go of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ka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falls down, falls to piec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kaka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collapses, falls apar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kakatt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tumbles down a slope, rolls dow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kalatser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trainer, siev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kang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not getting along so well, things are going worse for him/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kari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 steep fall in the landscape, a steep declivit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kariikk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 raised edge (for ex. on a desk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k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falls down, fall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kartitsi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filtering, strain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kartitsisarfik</text:p>
          </table:table-cell>
          <table:table-cell table:style-name="ce30" office:value-type="string" calcext:value-type="string">
            <text:p>taggit</text:p>
          </table:table-cell>
          <table:table-cell table:style-name="ce13" office:value-type="string" calcext:value-type="string">
            <text:p>mailbox</text:p>
          </table:table-cell>
          <table:table-cell table:style-name="ce36" office:value-type="string" calcext:value-type="string">
            <text:p>allakkanut nakkartitsisarfik </text:p>
          </table:table-cell>
          <table:table-cell table:style-name="ce36" office:value-type="string" calcext:value-type="string">
            <text:p>mailbox, postal box</text:p>
          </table:table-cell>
          <table:table-cell table:style-name="ce36"/>
          <table:table-cell table:style-name="Default" table:number-columns-repeated="2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kartitsiv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ieve, strainer, filter, coland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kartits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gets a hernia, has a hernia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kisa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teady breez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kisa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there is a steady breez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kisa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expresses optimism, speaks in an upbeat wa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kisats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strengthens, gets stronger (said of a storm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kor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likes him/her, is fond of him/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ku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stares at him/her, looks fixedly at him/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kutig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keeps an eye on him/her, watches him/her vigilantl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kutigineqar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he condition of being under observation, the state of being under supervisi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kutigineq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under observation, is under supervisi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kutiginnin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observation, supervision, state of being looked aft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kutiginnitt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guardia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kutigisaa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tate of being supervised, state of being looked aft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kutilliis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aretaker, attenden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kutilliis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upervisory council, probation counci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kutilliisuutita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supervisory council, probation counci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oqq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drunk, is inebriate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orsaa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hief physician, district docto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orsaasiort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druggist, pharmacis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orsaas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calls for the doctor, goes to get a docto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orsaa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medication, medicin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orsaataarniarf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drug store, pharmac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orsaatitortitaa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medical treatment 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orsap allagarsiussaa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medical certificate, medical licens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ors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doctor, physicia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orsaqarf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medical district, medical boar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orsa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treats him/her for a medical problem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orsart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undergoing medical treatment, is being treated by a physicia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orsat pisortaa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enior doctor, chief of medicin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orsi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goes to the docto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orsiartarf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medical clinic, walk-in clinic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ort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recovered from an illness, is his/her old self agai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u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he strong one, someone with many strength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uarsu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he strong man (especially in legends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u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weak, has lost his/her power, there is no energy in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un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merican plaice, Hippoglossoides platessoides;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ung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cross eye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uniarnart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precision work, detail work</text:p>
          </table:table-cell>
          <table:table-cell table:style-name="ce36" office:value-type="string" calcext:value-type="string">
            <text:p>someone who is hard to please</text:p>
          </table:table-cell>
          <table:table-cell table:style-name="ce36" table:number-columns-repeated="3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uni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engaged in something that is hard on the ey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ussassa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makes him/her stronger, makes him/her more powerfu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ussats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been strengthened, has gotten his/her strength back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uti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fools him/her, hoodwinks him/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utita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led astray, is misle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utitsi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fraud, swindl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uuserfig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employs force with him/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uuser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use of force, violenc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uuse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uses force, employs violenc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uusi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hooded seal that show up during the summ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uuss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trength, pow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uu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strong, is poweful, has lots of strength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uvoq</text:p>
          </table:table-cell>
          <table:table-cell table:style-name="ce8" office:value-type="string" calcext:value-type="string">
            <text:p>oqaluut susaatsoq</text:p>
          </table:table-cell>
          <table:table-cell table:style-name="ce36" office:value-type="string" calcext:value-type="string">
            <text:p>gets drunk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u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goes cross eyed, sees double</text:p>
          </table:table-cell>
          <table:table-cell table:style-name="Default"/>
          <table:table-cell table:style-name="ce36" table:number-columns-repeated="3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aa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in the direction of, the directi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6" office:value-type="string" calcext:value-type="string">
            <text:p>nalaalluni</text:p>
          </table:table-cell>
          <table:table-cell table:style-name="ce31" office:value-type="string" calcext:value-type="string">
            <text:p>oqaluut</text:p>
          </table:table-cell>
          <table:table-cell table:style-name="ce36" office:value-type="string" calcext:value-type="string">
            <text:p>unfortunately, unluckil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aani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during</text:p>
          </table:table-cell>
          <table:table-cell table:style-name="ce13" office:value-type="string" calcext:value-type="string">
            <text:p><text:s/>juullip nalaani, sorsunnerup nalaani, Cæsarip nalaani </text:p>
          </table:table-cell>
          <table:table-cell table:style-name="ce36" office:value-type="string" calcext:value-type="string">
            <text:p>at Christmastime, during the war, in the time of Caesar</text:p>
          </table:table-cell>
          <table:table-cell table:style-name="ce36"/>
          <table:table-cell table:style-name="Default" table:number-columns-repeated="2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aannale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bedridden, cannot get out of be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aa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happens to have that experience, experiences it</text:p>
          </table:table-cell>
          <table:table-cell table:style-name="ce36" office:value-type="string" calcext:value-type="string">
            <text:p>ulloqeqqa nalaarpaa </text:p>
          </table:table-cell>
          <table:table-cell table:style-name="ce36" office:value-type="string" calcext:value-type="string">
            <text:p>it is about noon</text:p>
          </table:table-cell>
          <table:table-cell table:style-name="ce36" table:number-columns-repeated="2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aars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ppens to have the experience that…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aasaarf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ofa, couch, ottomon, diva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aasa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lying down and rest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aatsorluni</text:p>
          </table:table-cell>
          <table:table-cell table:style-name="ce31" office:value-type="string" calcext:value-type="string">
            <text:p>oqaluut</text:p>
          </table:table-cell>
          <table:table-cell table:style-name="ce36" office:value-type="string" calcext:value-type="string">
            <text:p>accidentally, by happenstance, coincidentall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aatsor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oincidence, unexpectednes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aatsornikkut ajutoorneq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unforseen acciden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aatsortumik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unintentionally, by coincidence, accidentall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lying down, is lying on his/her back, is lying on his/her side</text:p>
          </table:table-cell>
          <table:table-cell table:style-name="ce36" office:value-type="string" calcext:value-type="string">
            <text:p>is bedridden</text:p>
          </table:table-cell>
          <table:table-cell table:style-name="ce36" table:number-columns-repeated="3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eeru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becomes worthles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eqanngila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incomparable, is without peer, is unique</text:p>
          </table:table-cell>
          <table:table-cell table:style-name="ce36" office:value-type="string" calcext:value-type="string">
            <text:p>is worthless, has lost all its value</text:p>
          </table:table-cell>
          <table:table-cell table:style-name="ce36" table:number-columns-repeated="3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eqarpoq</text:p>
          </table:table-cell>
          <table:table-cell table:style-name="ce31" office:value-type="string" calcext:value-type="string">
            <text:p>oqaluut susaatsoq</text:p>
          </table:table-cell>
          <table:table-cell table:style-name="ce36" office:value-type="string" calcext:value-type="string">
            <text:p>corresponds in value to..., is worth...</text:p>
          </table:table-cell>
          <table:table-cell table:style-name="ce36" table:number-columns-repeated="3"/>
          <table:table-cell table:style-name="Default" table:number-columns-repeated="2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eqqa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the constellation Canis Majo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eqqa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geom. coordinat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eqqatigiipput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are arranged in a line, line up with each other, are aligne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eqqe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gets an idea of it, takes a look at it in order to consider its significanc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eqqe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gets an idea of something, takes a look at something in order to consider its significanc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eqqersimav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gets an idea of it, takes a look at it in order to consider its significanc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eqqiiff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geom. coordinate system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eqqiuguk</text:p>
          </table:table-cell>
          <table:table-cell table:style-name="ce31" office:value-type="string" calcext:value-type="string">
            <text:p>oqaluut susalik</text:p>
          </table:table-cell>
          <table:table-cell table:style-name="ce36" office:value-type="string" calcext:value-type="string">
            <text:p>compare…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eqqiuppaa</text:p>
          </table:table-cell>
          <table:table-cell table:style-name="ce31" office:value-type="string" calcext:value-type="string">
            <text:p>oqaluut susalik</text:p>
          </table:table-cell>
          <table:table-cell table:style-name="ce36" office:value-type="string" calcext:value-type="string">
            <text:p>compares it with something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eqqiu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comes to be located close to something, falls in line with something, comes into agreement with someth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eqquppoq</text:p>
          </table:table-cell>
          <table:table-cell table:style-name="ce31" office:value-type="string" calcext:value-type="string">
            <text:p>oqaluut susaatsoq</text:p>
          </table:table-cell>
          <table:table-cell table:style-name="ce36" office:value-type="string" calcext:value-type="string">
            <text:p>is suitable for something, is appropriate for something 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eqquterutt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in the prime of his/her lif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eqquttoq</text:p>
          </table:table-cell>
          <table:table-cell table:style-name="ce30" office:value-type="string" calcext:value-type="string">
            <text:p>taggit</text:p>
          </table:table-cell>
          <table:table-cell table:style-name="ce32" office:value-type="string" calcext:value-type="string">
            <text:p>appropriate, relevan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equt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menstrual pa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er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guideline, rule for the future acti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er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calm again, has calmed dow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erisa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evens something out, adjusts someth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erisima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feels happy and satisfied 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ero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was there just as it took plac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erusuutig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is happy with it, is satisfied with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i</text:p>
          </table:table-cell>
          <table:table-cell table:style-name="ce30" office:value-type="string" calcext:value-type="string">
            <text:p>taggit</text:p>
          </table:table-cell>
          <table:table-cell table:style-name="ce32" office:value-type="string" calcext:value-type="string">
            <text:p>value, worth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i allassimasoq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fixed value, fixed dividend (of an investment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igiipput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are alike (in terms of value, level, age, ability, etc.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igii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things that are alike (in terms of value, level, age, ability, etc.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igisinnaav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can compare with it, is comparable to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igitit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exchange valu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ikillilii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depreciation, devaluati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ikka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rotch, crack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ikkaaru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wearing pants that are split at the crotch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ikkag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drippings pan for a seal oil lamp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ikkag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stron. the Pleiades, three of the stars in Cassiopeia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ikka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rotch, crack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ileeriaas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index</text:p>
          </table:table-cell>
          <table:table-cell table:style-name="ce36" office:value-type="string" calcext:value-type="string">
            <text:p>akinik nalileeriaaseq </text:p>
          </table:table-cell>
          <table:table-cell table:style-name="ce36" office:value-type="string" calcext:value-type="string">
            <text:p>prices corrected for inflation</text:p>
          </table:table-cell>
          <table:table-cell table:style-name="ce36"/>
          <table:table-cell table:style-name="Default" table:number-columns-repeated="2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ilerso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places a value on it, appraises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ilersui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ppraisal, evaluati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ilersuisart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ppraiser, estimato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ilii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evaluating, estimation of value, grad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im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flat, is smooth (said of terrain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imma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been graded (said of terrain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immatse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planes it, evens its surfac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immatser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harrow, farm implement for evening a fiel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6" office:value-type="string" calcext:value-type="string">
            <text:p>nalinga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its value, amount corresponding to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inginnaasut</text:p>
          </table:table-cell>
          <table:table-cell table:style-name="ce31" office:value-type="string" calcext:value-type="string">
            <text:p>taggit qasseersiut</text:p>
          </table:table-cell>
          <table:table-cell table:style-name="ce36" office:value-type="string" calcext:value-type="string">
            <text:p>common, ordinary</text:p>
          </table:table-cell>
          <table:table-cell table:style-name="ce36" office:value-type="string" calcext:value-type="string">
            <text:p>inuit nalinginnaasut </text:p>
          </table:table-cell>
          <table:table-cell table:style-name="ce36" office:value-type="string" calcext:value-type="string">
            <text:p>ordinary people</text:p>
          </table:table-cell>
          <table:table-cell table:style-name="ce36"/>
          <table:table-cell table:style-name="Default" table:number-columns-repeated="2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inginnaati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blasphemes it, profanes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inginn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ordinary, usua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inginnar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treats it carelessly, is careless with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inginnars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careless, behaves irresponsibl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inut malinnaasitaq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value corrected to some standar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itsinni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nowadays, these day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a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mountain used as a guidepos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anngav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omething soft to lie 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lies down, goes to be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artitsi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kin sewing which avoids putting the needle all the way through the ski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av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omething to lie down 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eqqatigiipput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are arranged in a straight line, line up with each ot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e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has come up to the same level as him/her/it, is up to it, has arrived ther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e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the time has come for…, it is time to…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ersiivaa</text:p>
          </table:table-cell>
          <table:table-cell table:style-name="ce31" office:value-type="string" calcext:value-type="string">
            <text:p>oqaluut susalik</text:p>
          </table:table-cell>
          <table:table-cell table:style-name="ce36" office:value-type="string" calcext:value-type="string">
            <text:p>waits for it to become</text:p>
          </table:table-cell>
          <table:table-cell table:style-name="ce36" office:value-type="string" calcext:value-type="string">
            <text:p>ulloqeqqa nallersiivaa </text:p>
          </table:table-cell>
          <table:table-cell table:style-name="ce36" office:value-type="string" calcext:value-type="string">
            <text:p>waits for it to be noon</text:p>
          </table:table-cell>
          <table:table-cell table:style-name="ce36"/>
          <table:table-cell table:style-name="Default" table:number-columns-repeated="2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ersuuppoq</text:p>
          </table:table-cell>
          <table:table-cell table:style-name="ce31" office:value-type="string" calcext:value-type="string">
            <text:p>oqaluut susaatsoq</text:p>
          </table:table-cell>
          <table:table-cell table:style-name="ce36" office:value-type="string" calcext:value-type="string">
            <text:p>compares well with</text:p>
          </table:table-cell>
          <table:table-cell table:style-name="ce36" office:value-type="string" calcext:value-type="string">
            <text:p>qatanngumminut nallersuuppoq </text:p>
          </table:table-cell>
          <table:table-cell table:style-name="ce36" office:value-type="string" calcext:value-type="string">
            <text:p>compares well with his/her sibling</text:p>
          </table:table-cell>
          <table:table-cell table:style-name="ce36"/>
          <table:table-cell table:style-name="Default" table:number-columns-repeated="2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ertinnagu</text:p>
          </table:table-cell>
          <table:table-cell table:style-name="ce31" office:value-type="string" calcext:value-type="string">
            <text:p>oqaluut</text:p>
          </table:table-cell>
          <table:table-cell table:style-name="ce36" office:value-type="string" calcext:value-type="string">
            <text:p>before then, before it is…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eruttoorpoq</text:p>
          </table:table-cell>
          <table:table-cell table:style-name="ce31" office:value-type="string" calcext:value-type="string">
            <text:p>oqaluut susaatsoq</text:p>
          </table:table-cell>
          <table:table-cell table:style-name="ce36" office:value-type="string" calcext:value-type="string">
            <text:p>just got there in time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ig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feels bad for him/her, thinks it is too bad for him/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igisar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is his/her favorite grandchil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igitsaa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suddenly feels sympathy for him/her, feels terrribly sorry for him/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innaq!</text:p>
          </table:table-cell>
          <table:table-cell table:style-name="ce31" office:value-type="string" calcext:value-type="string">
            <text:p>oqaaseeraq</text:p>
          </table:table-cell>
          <table:table-cell table:style-name="ce36" office:value-type="string" calcext:value-type="string">
            <text:p>The poor thing! 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innaqaa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ow terrible for him/her! That's really a shame (for him/her)!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innart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 poor dear, pitiful pers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ioqa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omeone with the same birthday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i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comforts him/her (a child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isitsivoq</text:p>
          </table:table-cell>
          <table:table-cell table:style-name="ce30" office:value-type="string" calcext:value-type="string">
            <text:p>oqaluut susaatsoq</text:p>
          </table:table-cell>
          <table:table-cell table:style-name="ce13" office:value-type="string" calcext:value-type="string">
            <text:p>labor pains, contraction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itto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takes pity upon him/her, shows mercy to him/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ittui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mercy, clemenc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iuppoq</text:p>
          </table:table-cell>
          <table:table-cell table:style-name="ce31" office:value-type="string" calcext:value-type="string">
            <text:p>oqaluut susaatsoq</text:p>
          </table:table-cell>
          <table:table-cell table:style-name="ce36" office:value-type="string" calcext:value-type="string">
            <text:p>occurs, takes place</text:p>
          </table:table-cell>
          <table:table-cell table:style-name="Default"/>
          <table:table-cell table:style-name="ce36" table:number-columns-repeated="3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iuppoq</text:p>
          </table:table-cell>
          <table:table-cell table:style-name="ce9" office:value-type="string" calcext:value-type="string">
            <text:p>oqaluut susaatsoq</text:p>
          </table:table-cell>
          <table:table-cell table:style-name="ce36" office:value-type="string" calcext:value-type="string">
            <text:p>has a birthday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iusima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celebrates a birthday, has a birthday part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iussivaa</text:p>
          </table:table-cell>
          <table:table-cell table:style-name="ce31" office:value-type="string" calcext:value-type="string">
            <text:p>oqaluut susalik</text:p>
          </table:table-cell>
          <table:table-cell table:style-name="ce36" office:value-type="string" calcext:value-type="string">
            <text:p>celebrates it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iuttoorput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are celebrating a birthday, are throwing a birthday party 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iutt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holiday, celebration</text:p>
          </table:table-cell>
          <table:table-cell table:style-name="ce36" office:value-type="string" calcext:value-type="string">
            <text:p>birthday boy/girl</text:p>
          </table:table-cell>
          <table:table-cell table:style-name="ce36" table:number-columns-repeated="3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iuttorsior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ignificant anniversary, commemoration, celebrati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iuttorsi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a celebration, celebrates a special even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iuttorsiort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person who is celebrated for achieving a certain ag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iuttorsui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holidays, church holidays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or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a good swimmer, swims wel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orpai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breaks them in piec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breaks, falls apar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orsu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throws candy/ coins/ beads/ and so on out to a crow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u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casts off, throws down (one thing after another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ukattar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ard gam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ukattarput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are playing card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ukatta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playing card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ukattat aalaterpai</text:p>
          </table:table-cell>
          <table:table-cell table:style-name="ce31" office:value-type="string" calcext:value-type="string">
            <text:p>oqaluut susalik</text:p>
          </table:table-cell>
          <table:table-cell table:style-name="ce36" office:value-type="string" calcext:value-type="string">
            <text:p>shuffles the card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u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fishes from shore with a line or a ro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lu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fishing line, fishing rod, fishing pol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oqqunnars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n't much time left, is on his/her deathbe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oqqu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is not sure he/she will surviv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oqqu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feels unsure about someth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ora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wad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oraarusilli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wading bird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oriu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casts it off, throws it dow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ornin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not certain, is doubtfu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orninartorsi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finds himself/herself in an uncertain situati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ornisig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is uncertain about it 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ornisoorneq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there is a great deal of uncertainty concerning it, there is not much information about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orniso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doubts about something, is uncertain about someth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orniunnaa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has found out about it, has learned about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orn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uncertain about something, is unsure of someth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ors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unused to the situation</text:p>
          </table:table-cell>
          <table:table-cell table:style-name="ce36" office:value-type="string" calcext:value-type="string">
            <text:p>does not know his lessons</text:p>
          </table:table-cell>
          <table:table-cell table:style-name="ce36" table:number-columns-repeated="3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orsi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asks him/her a question he/she can not answ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orsitsaar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riddle, guessing gam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erso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has anticipated it, has foreseen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junnaa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has learned about it, is clear about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aajaasup Oqaasii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the Book of Ecclesiast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aajaa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explanation, observation, exposition, evidenc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aaja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explains it, gives an account of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aa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clear, is eviden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aaq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ign, signpos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aaqutaa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(weapon’s) rear/front sigth</text:p>
          </table:table-cell>
          <table:table-cell table:style-name="ce36" office:value-type="string" calcext:value-type="string">
            <text:p>aallaasip nalunaaqutaa kangilleq <text:s/>// aallaasip nalunaaqutaa noorleq </text:p>
          </table:table-cell>
          <table:table-cell table:style-name="ce36" office:value-type="string" calcext:value-type="string">
            <text:p>rear sight (of a weapon), front sight (of a weapon)</text:p>
          </table:table-cell>
          <table:table-cell table:style-name="ce36"/>
          <table:table-cell table:style-name="Default" table:number-columns-repeated="2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aaqutaar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pocket watch, wristwatch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aaqut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marker, gunsight, mechanical turn signal</text:p>
          </table:table-cell>
          <table:table-cell table:style-name="ce36" office:value-type="string" calcext:value-type="string">
            <text:p>clock</text:p>
          </table:table-cell>
          <table:table-cell table:style-name="ce36" table:number-columns-repeated="3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aaqutaq</text:p>
          </table:table-cell>
          <table:table-cell table:style-name="ce30" office:value-type="string" calcext:value-type="string">
            <text:p>taggit</text:p>
          </table:table-cell>
          <table:table-cell table:style-name="ce13" office:value-type="string" calcext:value-type="string">
            <text:p>clock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aaqutaq eqeersaasartoq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alarm clock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aaqutaq ippammiu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pocket watch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aaqutaq paffimmiu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wristwatch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aaqutserpaa</text:p>
          </table:table-cell>
          <table:table-cell table:style-name="ce31" office:value-type="string" calcext:value-type="string">
            <text:p>oqaluut susalik</text:p>
          </table:table-cell>
          <table:table-cell table:style-name="ce36" office:value-type="string" calcext:value-type="string">
            <text:p>marks it, puts a marking on it, marks it with a check or circle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aaqutsiort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watchmak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aaquttap-akunnera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hour, one hou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aarasuaa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elegram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aarasuartaaseriff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elegraph stati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aarasuartaaseris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elegraph operator, telegrap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aarasuartaa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elegraph 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aarfig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gives him/her a report, gives him/her a message, informs him/her</text:p>
          </table:table-cell>
          <table:table-cell table:style-name="ce13" office:value-type="string" calcext:value-type="string">
            <text:p>sorsuffigiumallugu nalunaarfigaa </text:p>
          </table:table-cell>
          <table:table-cell table:style-name="ce36" office:value-type="string" calcext:value-type="string">
            <text:p>declares war on it (a coutry)</text:p>
          </table:table-cell>
          <table:table-cell table:style-name="ce36"/>
          <table:table-cell table:style-name="Default" table:number-columns-repeated="2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a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reports something, speaks up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aarput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announce their engagemen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aarsorpai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registers them, writes them down, lists them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aarsui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registry, written accoun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aarsuisarfik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registry</text:p>
          </table:table-cell>
          <table:table-cell table:style-name="ce36" office:value-type="string" calcext:value-type="string">
            <text:p>inunnik nalunaarsuisarfik </text:p>
          </table:table-cell>
          <table:table-cell table:style-name="ce36" office:value-type="string" calcext:value-type="string">
            <text:p>local census</text:p>
          </table:table-cell>
          <table:table-cell table:style-name="ce36"/>
          <table:table-cell table:style-name="Default" table:number-columns-repeated="2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aarsukka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notes, records, notation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aarsuuti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survey, summar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aarsuutit paasissutissat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data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aarusi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report, communiqu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aar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message, notification, report</text:p>
          </table:table-cell>
          <table:table-cell table:style-name="ce36" office:value-type="string" calcext:value-type="string">
            <text:p>ukiumoortumik nalunaarut </text:p>
          </table:table-cell>
          <table:table-cell table:style-name="ce36" office:value-type="string" calcext:value-type="string">
            <text:p>annual report</text:p>
          </table:table-cell>
          <table:table-cell table:style-name="ce36" table:number-columns-repeated="2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aarutig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reports it, announces it, <text:s/>gives notice about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aarutiginnin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review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aarutigisamik ilumuunnginneraaneq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official rejection of a claim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aats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lear, distinc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anngila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clear, is certain, is not in doub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aqaa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not hard to say, is not clea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uncertain, there isn't musch that's known about it, cannot be taken for grante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art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mysterious, cryptic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artoq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some mysterious features, there are unknown aspects of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arumaanngila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we'll find out, it will soon be clea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asug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I'm well aware of it. He/she doesn't believe I know.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eqanngila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that is not unknown, that is a well-known fac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ngil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knows it, knows him/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ngu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goes for a swim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nnguartarf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wimming pool, natatorium, swimming facitit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throws it away, throws it dow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swim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saqanngits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he omniscient on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so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says or does something stupi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s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 heathen, a non-Christia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ssus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ignoranc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ttarf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wimming pool, natatorium, swimming facilit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umasort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red-necked phalarope, Phalaropus hyperboreus;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u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doesn't know anything, is an ignoramu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mma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 load that is carried on the back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mmaassaariaqatta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turns somersaults in the air (said of ravens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mmaassa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puts down the load he/she has been carrying on the back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mmaat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omething being carried on the back with a tumpline (a band over the forehead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mmaave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puts down the load he/she has been carrying on the back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mmag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 heavy load that is carried on the back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mmakke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puts a load on his/her back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mma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carrying something on his/her back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mmaqatigiin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oldarit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mmattag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ackpack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mm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part of the wooden inner support of a building or a boat, ribs of a boat or ship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6" office:value-type="string" calcext:value-type="string">
            <text:p>namminee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does it by himself/herself, does it without the help of other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mmineq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by himself/herself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mminerminni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at home, in his/her own hom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3" office:value-type="string" calcext:value-type="string">
            <text:p>Namminersornerulernerup eqqunneqarfia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May 1st, the day before Home Rule took effect in 1979;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mminersornerullutik Oqartussat</text:p>
          </table:table-cell>
          <table:table-cell table:style-name="ce31" office:value-type="string" calcext:value-type="string">
            <text:p>taggit qasseersiut</text:p>
          </table:table-cell>
          <table:table-cell table:style-name="ce36" office:value-type="string" calcext:value-type="string">
            <text:p>Greenland Home Rule system (in effect 1979- 2009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mminers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independent, stands on its own two fee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mminersort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private company, independent busines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mminissarsi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selfish, thinks only of himself/herself, is self centere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expanse of peat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erpaa</text:p>
          </table:table-cell>
          <table:table-cell table:style-name="ce30" office:value-type="string" calcext:value-type="string">
            <text:p>oqlauut susalik</text:p>
          </table:table-cell>
          <table:table-cell table:style-name="ce36" office:value-type="string" calcext:value-type="string">
            <text:p>pushes down on him/her/it with all his/her weight, holds him/her/it dow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ert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something heavy on top of him/her</text:p>
          </table:table-cell>
          <table:table-cell table:style-name="ce36" office:value-type="string" calcext:value-type="string">
            <text:p>gets <text:s/>depressed, grows anxious </text:p>
          </table:table-cell>
          <table:table-cell table:style-name="ce36" table:number-columns-repeated="3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ertisim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worried about something, is depressed 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erto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is pushing down on him/her/it with all his/her weight, is holding him/her/it dow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ertuga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depressed, is consumed by sorrow and worr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ertuupput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they pile up over one another crushing those on the bottom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ertu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urden, soemthing that weighs one dow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eru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orch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eruarf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lanter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eru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walks with an illuminated lantern or flashligh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eruuserf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andlestick, candelabra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eruussu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ltar ligh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eru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andl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eruuteer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hristmas light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gaan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fraught with problems, is worrisom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gaaso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becomes unsure, hesitat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gaassuteqarluni</text:p>
          </table:table-cell>
          <table:table-cell table:style-name="ce31" office:value-type="string" calcext:value-type="string">
            <text:p>oqaluut</text:p>
          </table:table-cell>
          <table:table-cell table:style-name="ce36" office:value-type="string" calcext:value-type="string">
            <text:p>conditionally, with proviso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gaassuteqarnani</text:p>
          </table:table-cell>
          <table:table-cell table:style-name="ce31" office:value-type="string" calcext:value-type="string">
            <text:p>oqaluut</text:p>
          </table:table-cell>
          <table:table-cell table:style-name="ce36" office:value-type="string" calcext:value-type="string">
            <text:p>unconditonally, without reservati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gaassuteqar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ondition, reservation, proviso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gaassuti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conditions, reservations, proviso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ga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uncertain, is cautious, hesitat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gamav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is hesitant to give him/her permission, would rather keep him/her from doing someth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garpaa</text:p>
          </table:table-cell>
          <table:table-cell table:style-name="ce31" office:value-type="string" calcext:value-type="string">
            <text:p>oqaluut susalik</text:p>
          </table:table-cell>
          <table:table-cell table:style-name="ce36" office:value-type="string" calcext:value-type="string">
            <text:p>forbids him/her to do it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gassaanngilaq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does not listen to warnings, cannot be held back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g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diap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geqattaari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refrain, chorus (in a song or poem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giar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is reluctant to venture out in it (to go out in a kayak, for ex.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gi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afraid at sea / in the air / in a steep plac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gi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dizziness in a kayak, inability to maintain balance in a kayak due to dizzines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giarsaa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frightens him/her ( for ex., by rocking the boat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giato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omeone who is afraid of flying /sailing / heights / and so 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gi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brave, is intrepid, is foolhard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giise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places himself/hersilf in life-threatening situations, is foolhard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gim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is/her (a sick person's) condition worsen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gi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continues it, goes on with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g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continues, carries on, resum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git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o be continued (said of an article in a newspaper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gitass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he coming installment (of an article or serial publication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gitinngila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luck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git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unlucky, has bad luck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deflated, the air has gone out of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isiaraa</text:p>
          </table:table-cell>
          <table:table-cell table:style-name="ce31" office:value-type="string" calcext:value-type="string">
            <text:p>oqaluut susalik</text:p>
          </table:table-cell>
          <table:table-cell table:style-name="ce36" office:value-type="string" calcext:value-type="string">
            <text:p>keeps on going back to it, thinks that he/she can persist in it (an activity)</text:p>
          </table:table-cell>
          <table:table-cell table:style-name="ce36" table:number-columns-repeated="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iv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finds it (after searching for it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naa!</text:p>
          </table:table-cell>
          <table:table-cell table:style-name="ce29"/>
          <table:table-cell table:style-name="ce36" office:value-type="string" calcext:value-type="string">
            <text:p>Owie! Ouch!</text:p>
          </table:table-cell>
          <table:table-cell table:style-name="ce36" table:number-columns-repeated="2"/>
          <table:table-cell table:style-name="ce36" office:value-type="string" calcext:value-type="string">
            <text:p>children's speech</text:p>
          </table:table-cell>
          <table:table-cell table:style-name="ce36"/>
          <table:table-cell table:style-name="ce16"/>
          <table:table-cell table:style-name="Default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na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hurt himself/herself, has an owie</text:p>
          </table:table-cell>
          <table:table-cell table:style-name="ce36" table:number-columns-repeated="2"/>
          <table:table-cell table:style-name="ce36" office:value-type="string" calcext:value-type="string">
            <text:p>children's speech</text:p>
          </table:table-cell>
          <table:table-cell table:style-name="ce36"/>
          <table:table-cell table:style-name="ce16"/>
          <table:table-cell table:style-name="Default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ner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tracks a polar bea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nga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kills it with several strokes of a spea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niveqanngila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cannot be foun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nunni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polar bear hunt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nu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killed a polar bea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polar bear, Ursus maritimus;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orami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piece of polar bear ski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orlu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snuggles down, settles i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orsi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catches the scent of a polar bear, is after a bear that has been sighte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orsiuti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team of dogs that has been trained for hunting polar bear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ortal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Nanortalik, town in Kujalleq Municipality at 60°08′31″N 45°14′36″W.;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u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polar bear, bea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u-qaqort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polar bea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u-qernert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lack bea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aannar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extended period of inactivit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aann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nothing to do, doesn't care to do anything, would rather not do someth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aart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mountain ash, member of the genus Sorbus;</text:p>
          </table:table-cell>
          <table:table-cell table:style-name="ce36" office:value-type="string" calcext:value-type="string">
            <text:p>qingaq napaartoq </text:p>
          </table:table-cell>
          <table:table-cell table:style-name="ce36" office:value-type="string" calcext:value-type="string">
            <text:p>turned up nose</text:p>
          </table:table-cell>
          <table:table-cell table:style-name="ce36"/>
          <table:table-cell table:style-name="Default" table:number-columns-repeated="2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ajung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 peak on an iceber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akk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falls right on his/her hea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aqq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trouble staying on his/her fee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ari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risers that support the handle bars of a dog sle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ariarsi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goes along by dogsled with hands on the upright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arliinn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slacks off, is lazy at work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arl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slacks off, is lazy at work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arut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dorsal fin of a whal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asaqatta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practices headstand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as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olumn, uprigh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aso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puts it (an umiaq) up on the boat rack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asort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ony protuberance under the skin, ankle bone 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asuli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ower, colum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ataraalupput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they surface briefly in various places (said of seals)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ati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holds it up, makes an effort to see that he/she manages to do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at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takes care…</text:p>
          </table:table-cell>
          <table:table-cell table:style-name="ce36" office:value-type="string" calcext:value-type="string">
            <text:p>imminut napatippoq </text:p>
          </table:table-cell>
          <table:table-cell table:style-name="ce36" office:value-type="string" calcext:value-type="string">
            <text:p>takes care of himself, herself, manages on his/her own</text:p>
          </table:table-cell>
          <table:table-cell table:style-name="ce36"/>
          <table:table-cell table:style-name="Default" table:number-columns-repeated="2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stands upright, is vertica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e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ties it tightly to someth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iarni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nare, spring trap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ia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catches it (a bird) in a snar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caught in a snare or a ne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isartoq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Rear-loading…</text:p>
          </table:table-cell>
          <table:table-cell table:style-name="ce36" office:value-type="string" calcext:value-type="string">
            <text:p>aallaat napisartoq </text:p>
          </table:table-cell>
          <table:table-cell table:style-name="ce36" office:value-type="string" calcext:value-type="string">
            <text:p>rear-loading gun, shotgun that takes shells</text:p>
          </table:table-cell>
          <table:table-cell table:style-name="ce36"/>
          <table:table-cell table:style-name="Default" table:number-columns-repeated="2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isuitsoq</text:p>
          </table:table-cell>
          <table:table-cell table:style-name="ce30" office:value-type="string" calcext:value-type="string">
            <text:p>taggit</text:p>
          </table:table-cell>
          <table:table-cell table:style-name="ce13" office:value-type="string" calcext:value-type="string">
            <text:p>unbreakabl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it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caught in a snare or a ne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itt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is caught in a net (a seal, for ex.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itt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 seal that has been caught in a ne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itt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catches seals with a ne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broken, has snapped in two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paalapput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there is sickness in the communit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paanersi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a celebration for the completion of the roof in a new build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paa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illness, disease, sicknes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paatip suussusianik paasinninneq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diagnosi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paatipilu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exually transmitted diseas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paatit</text:p>
          </table:table-cell>
          <table:table-cell table:style-name="ce31" office:value-type="string" calcext:value-type="string">
            <text:p>taggit qasseersiut</text:p>
          </table:table-cell>
          <table:table-cell table:style-name="ce13" office:value-type="string" calcext:value-type="string">
            <text:p>diseases</text:p>
          </table:table-cell>
          <table:table-cell table:style-name="ce36" office:value-type="string" calcext:value-type="string">
            <text:p>kinguaassiuutitigut nappaatit </text:p>
          </table:table-cell>
          <table:table-cell table:style-name="ce36" office:value-type="string" calcext:value-type="string">
            <text:p>sexually transmitted diseases</text:p>
          </table:table-cell>
          <table:table-cell table:style-name="ce36"/>
          <table:table-cell table:style-name="Default" table:number-columns-repeated="2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pa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raises his/her hand to show a desire to speak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paja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ooper, barrel mak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paqq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ross on a grav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par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perfectly vertical, is in plumb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parissiv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raises it 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pariss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omething vertica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parmi</text:p>
          </table:table-cell>
          <table:table-cell table:style-name="ce29"/>
          <table:table-cell table:style-name="ce36" office:value-type="string" calcext:value-type="string">
            <text:p>vertically, in a vertical orientati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pa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stands it on en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p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gets sick, falls il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parsimas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ick person, patien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parsimasunik paarsisoq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nurs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parsim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sick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parsimmav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hospita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parsiv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ooperage, workshop where barrels are mad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pars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makes a barrel or barrel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partaar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eer barrel, butter ke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part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arre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partassi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arrel stav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paruserf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heave of a pulley, sheeve of a block 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par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mast 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p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instrument for softening leather lines 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u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ross piece on a sle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uliuti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leather lines for fastening cross pieces on a sle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um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bends inward, is concav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qerl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 lowering of the terrain, downward slope of the landscap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qill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gets gradually lower (the landscape, for ex.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qinneq</text:p>
          </table:table-cell>
          <table:table-cell table:style-name="ce30" office:value-type="string" calcext:value-type="string">
            <text:p>taggit</text:p>
          </table:table-cell>
          <table:table-cell table:style-name="ce32" office:value-type="string" calcext:value-type="string">
            <text:p>letter of the alphabe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qinnerlun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ypographical error, typo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qi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presses it together, squeezes it toget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qisimaneqar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political repression 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qisimav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represses him/her, curtails his/her freedom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qissuse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stamps it with a seal, marks it with a sea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qiss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eal, brand, mark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qit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omething printed</text:p>
          </table:table-cell>
          <table:table-cell table:style-name="ce36" office:value-type="string" calcext:value-type="string">
            <text:p>ujaqqamut naqitaq </text:p>
          </table:table-cell>
          <table:table-cell table:style-name="ce36" office:value-type="string" calcext:value-type="string">
            <text:p>lithograph</text:p>
          </table:table-cell>
          <table:table-cell table:style-name="ce36"/>
          <table:table-cell table:style-name="Default" table:number-columns-repeated="2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qitar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ties it tightly to someth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qitar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leather thong for binding 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qiteri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printing of book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qiterisitsisarf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ook publisher, pres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qiteris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ook print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qiteriv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printing house, printing pres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qite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prints it (a book or newspaper, for ex.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qiteruti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piece of type for print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qitigaq 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something printed, printed matt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qitigassi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newsprint, blank paper for printing a newspap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qitikka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printed document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qitsi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pressur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qitsinertuff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high pressure zone (weather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qitsiniisaff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low pressure zone (weather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qitsise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places a seal on it, marks it with a seal, marks it by stamping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qitsi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eal, signe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qittaav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dough trough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qitta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kneads dough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qittag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dough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qqann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gets near to the bottom, approaches the bottom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qqi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corrects it, corrects him/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qq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comes to life again, recovers his/her strength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qqissigaa</text:p>
          </table:table-cell>
          <table:table-cell table:style-name="ce31" office:value-type="string" calcext:value-type="string">
            <text:p>oqaluut susalik</text:p>
          </table:table-cell>
          <table:table-cell table:style-name="ce36" office:value-type="string" calcext:value-type="string">
            <text:p>use him/her as a witness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qqisso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instructs him/her in proper behavio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qqi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floors, horizontal surfaces inside a building for walking 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qqi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orrecti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qq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rrowhea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rajaani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spies on young lover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raj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ait in a trap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raj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follows the scen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rajo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smells it, tries to catch its scen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raj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smells something, tries to catch the scent of someth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ras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fro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rasse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places bait in it (a trap), baits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rkomaani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ddict, someone addicted to narcotic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rlanngun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smells ba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rl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stretches itself out, becomes straigh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rlumuka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lemm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rlumuka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goes straight ahea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rluso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traigh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rlu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straigh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rne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paddles with all his/her might (said of a kayaker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rraa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is offended by him/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rrajas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omeone who is easily offended, someone who is quick to answ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rra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offended, has his/her feelings hur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rrorsaa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teases him/her, makes fun of him/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rrugaa</text:p>
          </table:table-cell>
          <table:table-cell table:style-name="ce31" office:value-type="string" calcext:value-type="string">
            <text:p>oqaluut susalik</text:p>
          </table:table-cell>
          <table:table-cell table:style-name="ce36" office:value-type="string" calcext:value-type="string">
            <text:p>hates it, abhors it, finds it disgusting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rruginnin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hatre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rrujuumm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offended, has his/her feelings hur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rrun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not worth very much, will not do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rrutsaatig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gets angry about being mistreated, gets upset because of insulting treatmen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rrutt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a hard time deciding, cannot make up his/her mind, can take whatever he/she want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rru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dislikes something, rejects someth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rsaamanersu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 low-lying plai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rsaaqqiss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mooth plain, very flat plai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rsaa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grassland, grazing lan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rs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plai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rsarmiut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Lapland longspur, Calcarius lapponicus;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rsi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goes to Narsaq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rsingasoq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flat</text:p>
          </table:table-cell>
          <table:table-cell table:style-name="ce36" office:value-type="string" calcext:value-type="string">
            <text:p>qingaq narsingasoq </text:p>
          </table:table-cell>
          <table:table-cell table:style-name="ce36" office:value-type="string" calcext:value-type="string">
            <text:p>flat nose</text:p>
          </table:table-cell>
          <table:table-cell table:style-name="ce36"/>
          <table:table-cell table:style-name="Default" table:number-columns-repeated="2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rs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runs toward the finish line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rsu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disagrees with him/her, argues with him/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rsu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approaches him/her from the sid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rsuttaapput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are having an argument, are shouting at each ot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aang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bareheaded, is not wearing a ha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aarfig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takes his/her hat off to him/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a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takes off his/her hat <text:s text:c="79"/>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aasa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inflatable snout of a bladder-nosed sea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al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lack-headed gull, Chroicocephalus ridibundus;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hat, cap, hoo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aq uuliatig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ou'wester rain ha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puts on his/her hat, pulls up his/her hoo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artaa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head scarf, babushka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avi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put up his/her hoo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avi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kull cap, yarmulk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iff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lookout point, watch tow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standing watch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saa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has something for him/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sa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discovery, find, found property</text:p>
          </table:table-cell>
          <table:table-cell table:style-name="ce36" table:number-columns-repeated="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saar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finds it by accident, happens upon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sa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finds something by accident, happens upon someth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saarsi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looks for something, searches for someth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saart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finds a lot of things, finds a whole bunch of thing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sa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visibly preganant, is showing (said of a pregnant woman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s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something along, is bringing someth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sa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belly, tumm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sat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omething he/she has brought along, something one is traveling with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sata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luggage, baggag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ser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a stomach ache, has a sore stomach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sik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snagged (said of a fish hook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si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sends something to him/her, sends him/her someth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s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caught on something (said of a fish hook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sititt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recipient, addresse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sitsis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end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siu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sends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siussanut uppernarsaat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bill of lading, invoic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siuss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hipment, deliver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siussars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receives a delivery, receives a shipmen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siussat allagartaat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destination of a shipment, address label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sue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confesses, makes a confessi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suer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onfession, guilty plea</text:p>
          </table:table-cell>
          <table:table-cell table:style-name="ce36" office:value-type="string" calcext:value-type="string">
            <text:p>upperisamik nassuerut </text:p>
          </table:table-cell>
          <table:table-cell table:style-name="ce36" office:value-type="string" calcext:value-type="string">
            <text:p>confession of faith</text:p>
          </table:table-cell>
          <table:table-cell table:style-name="ce36"/>
          <table:table-cell table:style-name="Default" table:number-columns-repeated="2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suiaa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makes something clear to him/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suiaa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explanation, clarification, interpretati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suia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makes it clear, describes it, interprets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su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clear, is easy to understand, can be clearly see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su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horn, antl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summiga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butts him/her/it with the horns, butts him/her with the hea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sutto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fjord north of Sisimiut in Qeqqata Municipality, formerly Nordrestromfjord;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suus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powderhor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ssuu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unclear, is hard to understand, is hard to se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ta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ottom (of a barrel, for ex.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taarn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tlantic halibut, Hippoglossus hippoglossus;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taave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ts bottom has fallen through, the bottom has fallen out of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taqq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artilage, gristl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taqqorn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hailstone, hai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taqqorn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t is hailing, there is a hailstorm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taqqu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eptum, nasal cartilag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tasse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puts the bottom in it (for ex. a barrel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t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floor</text:p>
          </table:table-cell>
          <table:table-cell table:style-name="ce36" office:value-type="string" calcext:value-type="string">
            <text:p>bottom</text:p>
          </table:table-cell>
          <table:table-cell table:style-name="ce36" table:number-columns-repeated="3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ter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the bottom of it is in good conditi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tersu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rug, carpe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tionalparki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national park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troni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aking soda, sodium bicarbonat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ts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ringed seal, Pusa hispida;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tsersu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hooded seal, Cystophora cristata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tsersuatsi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young hooded sea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tsi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young ringed sea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tsilla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old ringed sea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tsilu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women's anorak made of seal ski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tsimaas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gale, fresh gal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tsima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trong gal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tsim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a strong gale is blow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tsinn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 flat area, a plai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ts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t is storm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tsisi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stone flooring in a traditional sod hous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ttaqqallisa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in poor economic shape, has no means of support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ttorala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young eagle, eagle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ttoral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eagle; white-tailed eagle or sea eagle, Haliaeetus albicilla;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ttoralius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vultur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turgassi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natural ga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vee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scolds him/her, castigates him/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vee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in dang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veers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gets a scolding, is criticize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viag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thinks it is dangerou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vial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finds himself/herself in a dangerous situati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vianarluinnart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omething extremely dangerous, something life threaten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vianart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danger, risk, something dangerous, something risk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vianartorsiorti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places him/her in danger, puts him/her in harm's wa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viasu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doesn't dare to do something, hesitates to do something out of fea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viatsaa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gets worried that doing it could have bad consequences for him/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viatsa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gets worried about what could happen, becomes anxious about what might happe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viattaa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daring, is fearless, is foolhard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viatt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does not take chances, is timid, is fearfu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viiata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in a dangerous situati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vi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makes it (a leather thong or cord) pliable by pulling it across a hard edg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zisti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Nazi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eqq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creaks, squeak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eqqulu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creaks and groan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gererpalutt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omeone who looks like a black pers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geri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 black pers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qaaja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cuts the meat off of it, cuts the meat from the bon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qaanna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naked from the waist up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qaarniarf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utcher shop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qaarniart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utc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qa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sells meat, has meat for sal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qero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offers something, has something to off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qeroor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omething that is offered, particularly something offered at a good price / on good terms, a sale item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qerooruteqarnissamut atortussat</text:p>
          </table:table-cell>
          <table:table-cell table:style-name="ce31" office:value-type="string" calcext:value-type="string">
            <text:p>taggit qasseersiut</text:p>
          </table:table-cell>
          <table:table-cell table:style-name="ce36" office:value-type="string" calcext:value-type="string">
            <text:p>sale merchandise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qi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meat, flesh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qi aserortigaq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meat, ground meat, chopped mea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qili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cooks mea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qilu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a picky eater, is a finicky eat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qit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ait for fishing or hunt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qitse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baits a hook or a trap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qqar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well fed, has a lot of meat on his/her bon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aas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 strong gust of wind from the south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eqanngila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eats very little, is not a big eat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eqatigiinnermi sanileq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the woman at the table to the right of a man, the man at a table to the left of a woma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ersuar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holiday dinn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fala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rump car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fal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lying on his/her back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fall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lies down on this/her back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ila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overeaten, has eaten too much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il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gotten something caught in his/her trhroat, has gotten something down the wrong tube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ilu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takes a bit of something he/she likes to nibble 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ineq</text:p>
          </table:table-cell>
          <table:table-cell table:style-name="ce30" office:value-type="string" calcext:value-type="string">
            <text:p>taggit</text:p>
          </table:table-cell>
          <table:table-cell table:style-name="ce13" office:value-type="string" calcext:value-type="string">
            <text:p>eat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iniartarf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restauran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inn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powerfully built, is heavily buil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innarsisim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gained weight, has put on weight, has gotten heavi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iorso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promises him/her someth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iorsu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promise, vow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iorsuutini unioqqutippaa</text:p>
          </table:table-cell>
          <table:table-cell table:style-name="ce31" office:value-type="string" calcext:value-type="string">
            <text:p>oqaluut susalik</text:p>
          </table:table-cell>
          <table:table-cell table:style-name="ce36" office:value-type="string" calcext:value-type="string">
            <text:p>breaks his/her promis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isarf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dining room, dining hal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isassa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food (to be eaten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isasser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thinks only about food, is hungr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isassi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makes food, prepares a mea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iug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hopes that it will happe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iugis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hope, that which is hoped fo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iulluarnart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omething promising, something that promises to turn out wel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iulluarniar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optimism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iulluarniart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optimis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iunaateq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promis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iun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promising</text:p>
          </table:table-cell>
          <table:table-cell table:style-name="ce36" office:value-type="string" calcext:value-type="string">
            <text:p>there is some hope that …</text:p>
          </table:table-cell>
          <table:table-cell table:style-name="ce36" table:number-columns-repeated="3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iun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hope, wish for the futur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iu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opes for something, hopes that …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iusa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rainbow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iusaar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expects a lot of him/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iuut</text:p>
          </table:table-cell>
          <table:table-cell table:style-name="ce30" office:value-type="string" calcext:value-type="string">
            <text:p>taggit</text:p>
          </table:table-cell>
          <table:table-cell table:style-name="ce13" office:value-type="string" calcext:value-type="string">
            <text:p>hop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eat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la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gosling, young goos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l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goos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le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gives him/her something to eat, feeds it (an animal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liiv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ommunion, The Eucharis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liiviliar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he taking of Holy Communi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liivili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goes to the altar for the Eucharis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linngusaapput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are fighting over foo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linnguu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wants to take his/her foo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liu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feeds something with it, serves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mu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winds it around someth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mu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winds itself around someth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mussaaja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unwinds it from someth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ngajora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whirls around down to the ground or water (said of a bird that has been shot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ngu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wraps itself around someth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p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fish meat, meat of fish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pik aserortigaq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ground fish mea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pilaa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a soup of fish meat and oatmea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pisso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tarfish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raalu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there is a light south win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rerito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ig eater, gourman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rer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hungry, is fixated on food, is fantasizing about foo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rerso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ig eater, glutt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rersu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eats a lot, has a huge appetite, is gluttonou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rik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eats very little, eats like a bir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ripput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are having a feast, are having a big dinn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riserpoq</text:p>
          </table:table-cell>
          <table:table-cell table:style-name="ce30" office:value-type="string" calcext:value-type="string">
            <text:p>oqaluut susaatsoq</text:p>
          </table:table-cell>
          <table:table-cell table:style-name="ce29" office:value-type="string" calcext:value-type="string">
            <text:p>starts to eat</text:p>
          </table:table-cell>
          <table:table-cell table:style-name="ce36" table:number-columns-repeated="4"/>
          <table:table-cell table:style-name="ce16" table:number-columns-repeated="2"/>
          <table:table-cell table:style-name="Default"/>
          <table:table-cell table:style-name="ce29" table:number-columns-repeated="16"/>
          <table:table-cell table:number-columns-repeated="998"/>
        </table:table-row>
        <table:table-row table:style-name="ro1">
          <table:table-cell table:style-name="ce26" office:value-type="string" calcext:value-type="string">
            <text:p>nerriviiaavoq</text:p>
          </table:table-cell>
          <table:table-cell table:style-name="ce30" office:value-type="string" calcext:value-type="string">
            <text:p>oqaluut susaatsoq</text:p>
          </table:table-cell>
          <table:table-cell table:style-name="ce13" office:value-type="string" calcext:value-type="string">
            <text:p>unsets the tabl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riv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able, dining tabl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rivili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sets the tabl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rivissi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waits on tables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riviup qalia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table cloth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rivius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kitchen tabl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sornaase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gives him/her an award, bestows an honor on him/her, gives him/her a prize for accomplishment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sornaa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medal, honor, award, priz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sornaa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he Greenlandic Medal of Honor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sorn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deserves recognition, deserves prais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so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praises him/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sortariaqart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omeone who is deserving of recognition, someone who is praiseworth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sualaa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praises him/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sun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to be admnired for his/her perseveranc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susar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admires him/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sussu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ow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sussuaq angutiviaq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bul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s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land mamma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sut qaasuttoq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beast of prey, predator, carnivor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sutaasiv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tall (for ex., in a barn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sutaati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cattle, domestic animals, herd of domestic animal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sutaatit nerisarfiat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manger, feeding trough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suteer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alf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sutit nujuartat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wild animal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ukilliv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takes it (a garment) i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uk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narrow, is tigh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ukkaatiss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nimal fee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ukk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half digested contents of a caribou's stomach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ukka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feeds it (an animal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um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sof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umma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becomes luke warm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utt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becomes roomier, expand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utukkaa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plus four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utu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capacious, is wid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uu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(imminut) offers to help, (imminut) makes himsel/herself available</text:p>
          </table:table-cell>
          <table:table-cell table:style-name="ce36" office:value-type="string" calcext:value-type="string">
            <text:p>imminut neruuppoq </text:p>
          </table:table-cell>
          <table:table-cell table:style-name="ce36" table:number-columns-repeated="2"/>
          <table:table-cell table:style-name="Default" table:number-columns-repeated="2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aq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hea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aqor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intelligent, has a good head on his/her shoulder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aqorissaati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headache pills, headache medicin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aqorlu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a headach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aqormi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butts him/her with the head, hits it with the head, heads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aqorortinnaveeqq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helme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aqorsorpoq</text:p>
          </table:table-cell>
          <table:table-cell table:style-name="ce30" office:value-type="string" calcext:value-type="string">
            <text:p>oqaluut susaatsoq</text:p>
          </table:table-cell>
          <table:table-cell table:style-name="ce29" office:value-type="string" calcext:value-type="string">
            <text:p>is thinking deeply over something</text:p>
          </table:table-cell>
          <table:table-cell table:style-name="ce36" table:number-columns-repeated="4"/>
          <table:table-cell table:style-name="ce16" table:number-columns-repeated="2"/>
          <table:table-cell table:style-name="Default"/>
          <table:table-cell table:style-name="ce29" table:number-columns-repeated="16"/>
          <table:table-cell table:number-columns-repeated="998"/>
        </table:table-row>
        <table:table-row table:style-name="ro1">
          <table:table-cell table:style-name="ce26" office:value-type="string" calcext:value-type="string">
            <text:p>niaqoruse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crowns him/her, places the crown on his/her hea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aqor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row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aqqer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head pains, has a bad headach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aqqumoor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mental arithmetic, mental math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aqqumo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calculates something mentall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aqqup saarnga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cranium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aqqup utuggaa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scalp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aquarnaveeqq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helmet, crash helme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aqua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hits him/her/it on the hea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aquerpaa</text:p>
          </table:table-cell>
          <table:table-cell table:style-name="ce30" office:value-type="string" calcext:value-type="string">
            <text:p>oqaluut susalik</text:p>
          </table:table-cell>
          <table:table-cell table:style-name="ce13" office:value-type="string" calcext:value-type="string">
            <text:p>removes its (a fish's) head, decapitates him/her, cuts off his/her hea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aqulaar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mental illness, insanit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aqula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mentally ill, is insane, is craz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aqunngutits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is/her hands are tingling from cold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aqunnguvoq</text:p>
          </table:table-cell>
          <table:table-cell table:style-name="ce30" office:value-type="string" calcext:value-type="string">
            <text:p>oqaluut susaatsoq</text:p>
          </table:table-cell>
          <table:table-cell table:style-name="ce13" office:value-type="string" calcext:value-type="string">
            <text:p>has headache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aquus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ow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ffaku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earth or snow that has been shoveled into a pil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gal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geom. circl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galili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wreath, Advent wreath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g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nare for catching animal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ga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catches it in a snar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gart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mesh (of a net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g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here is a southerly wind (a wind from between shouthwest and southeast)</text:p>
          </table:table-cell>
          <table:table-cell table:style-name="ce36" table:number-columns-repeated="7"/>
          <table:table-cell table:style-name="ce29" table:number-columns-repeated="16"/>
          <table:table-cell table:number-columns-repeated="998"/>
        </table:table-row>
        <table:table-row table:style-name="ro1">
          <table:table-cell table:style-name="ce26" office:value-type="string" calcext:value-type="string">
            <text:p>nigge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the wind is southerly (from between southwest and southeast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ggiliu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is caught unaware by a strong southerly wind (a wind from the shouthwest to the southeast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ggi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ow (of a bow drill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gg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fish slim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ggorn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smells of fish, is fishy smell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go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gets away from him/her, eludes him/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g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goes away, leav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igererpalutt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omeone who looks black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igeri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lack person <text:s text:c="53"/>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ineqis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creaks and groans (said of a boat rubbing against a pier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i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so nervous that he/she can't hold still 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iortu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ow dril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isa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dolphi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isarn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pilot whale Globicephala melas;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isor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the hiccup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kag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doesn't think much of him/her, doesn't expect much of him/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kagis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omeone who is not thought of highly, someone from whom little is expecte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kall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becomes dejected, becomes dispirite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kallortaase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keeps his/her spirits up, 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kalluju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always in a good mood, doesn't let things get him/her down, is patien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kallujuissus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patienc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kallungasorujussuu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depressed, is down in the dump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kallung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dejected, is aggrieved, is sa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kalluuppaa</text:p>
          </table:table-cell>
          <table:table-cell table:style-name="ce31" office:value-type="string" calcext:value-type="string">
            <text:p>oqaluut susalik</text:p>
          </table:table-cell>
          <table:table-cell table:style-name="ce36" office:value-type="string" calcext:value-type="string">
            <text:p>gives up hope that he/she…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kananngits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is good at something, is expert at someth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kan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not very big, is a smaller pers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kanarsaa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dishonor, ignominy, disgrac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kanart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(imminut) is self-destructive</text:p>
          </table:table-cell>
          <table:table-cell table:style-name="ce36" table:number-columns-repeated="3"/>
          <table:table-cell table:style-name="Default" table:number-columns-repeated="2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kasa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modest, does not show off even though he/she is good at someth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kassaavoq</text:p>
          </table:table-cell>
          <table:table-cell table:style-name="ce30" office:value-type="string" calcext:value-type="string">
            <text:p>oqaluut susaatsoq</text:p>
          </table:table-cell>
          <table:table-cell table:style-name="ce29" office:value-type="string" calcext:value-type="string">
            <text:p>does not believe in/have faith in the person</text:p>
          </table:table-cell>
          <table:table-cell table:style-name="ce36" table:number-columns-repeated="4"/>
          <table:table-cell table:style-name="ce16" table:number-columns-repeated="2"/>
          <table:table-cell table:style-name="Default"/>
          <table:table-cell table:style-name="ce29" table:number-columns-repeated="16"/>
          <table:table-cell table:number-columns-repeated="998"/>
        </table:table-row>
        <table:table-row table:style-name="ro1">
          <table:table-cell table:style-name="ce26" office:value-type="string" calcext:value-type="string">
            <text:p>nik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dejected, is aggrieved, is sa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kinga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deviation, difference from a norm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king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displaced, has shifte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k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changes position, moves, moves ov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kittaapput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take turns doing…, alternately do one thing and then the other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kkeli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he element nicke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kku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dried mea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kkul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dries meat for storag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korfaamisa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stands on his/her to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korf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stands upright (said of a person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kotini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nicotin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ku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stands up (said of a person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kussa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rears up on its hind legs, stands up on his/her to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kuss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sits up, raises himself/herself halfway up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kussullugu</text:p>
          </table:table-cell>
          <table:table-cell table:style-name="ce31" office:value-type="string" calcext:value-type="string">
            <text:p>oqaluut</text:p>
          </table:table-cell>
          <table:table-cell table:style-name="ce36" office:value-type="string" calcext:value-type="string">
            <text:p>springs up out of enthusiasm or fervor while he/she…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kutse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suddenly stands up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laal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t (the air) leaks out audibl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la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piece of fresh-water ic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lakkarpoq</text:p>
          </table:table-cell>
          <table:table-cell table:style-name="ce30" office:value-type="string" calcext:value-type="string">
            <text:p>oqaluut susaatsoq</text:p>
          </table:table-cell>
          <table:table-cell table:style-name="ce29" office:value-type="string" calcext:value-type="string">
            <text:p>there is a layer of ice</text:p>
          </table:table-cell>
          <table:table-cell table:style-name="ce36" table:number-columns-repeated="4"/>
          <table:table-cell table:style-name="ce16" table:number-columns-repeated="2"/>
          <table:table-cell table:style-name="Default"/>
          <table:table-cell table:style-name="ce29" table:number-columns-repeated="16"/>
          <table:table-cell table:number-columns-repeated="998"/>
        </table:table-row>
        <table:table-row table:style-name="ro1">
          <table:table-cell table:style-name="ce26" office:value-type="string" calcext:value-type="string">
            <text:p>nilatt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fetches fresh wat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l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fart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le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passes gas, passes wind, fart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l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t has deflated, it has lost its pressure, it has gone flat</text:p>
          </table:table-cell>
          <table:table-cell table:style-name="ce36" office:value-type="string" calcext:value-type="string">
            <text:p>no longer feels full, ceases to be satiated</text:p>
          </table:table-cell>
          <table:table-cell table:style-name="ce36" table:number-columns-repeated="3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llaalla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all of a sudden feels chilled to the bon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llaar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ice col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lla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passes wind all the time, farts constantl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llar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icecol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ll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gets cooled off, becomes coo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llarse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set aside to cool dow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llasaa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oolant, cooling flui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llata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cool, has cooled off 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llataartita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refrigerated product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llataartitsiv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refrigerator, fridg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ll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old, frigidit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lle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col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lle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cries out, lets out a shreak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lliatits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sounds its horn (said of a ship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lli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scream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llik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floats up to the surface of the water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llinngila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doesn't say anything, doesn't make a peep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lliu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blames him/her, blames him/her for…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lloriart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cooling off, is cooling dow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ll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gotten cold, has cooled off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llorse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cools it, cools it dow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llor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icecub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llujuits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hermos bottle, vacuum bottl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llung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somewhat cold (said of food and drink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ma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whimpers, whin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m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indings, wrappings, windings 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meri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ee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meriarlu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electric ee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me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puts bindings around it, winds something around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ngaalu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not happy with the man his daughter has married, is not content with his new son-in-law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ngaa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is jealous of her (of a woman), is envious of her (of a woman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nga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on-in-law, brother-in-law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ngaas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marries and moves in with his in-law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ngaass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marries and moves in with his in-law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ngar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jealousy, envy (on the part of a woman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ng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jealous, is envious (of a woman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ng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part of a game animal given to a member of the hunting part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nge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receives a portion of the animal as a member of the hunting part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ngi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housewife, matron of the househol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ngioq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oldest female dog in a dogteam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ngi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lowers it, lets it dow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ngitta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gathers eggs by being lowered in a sl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ngittagarsor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long line fish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ngittagarsu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long line fishing boa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ngittakka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long line (for fishing)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ngittakkers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sets out a long lin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ngiu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he one who takes care of food and the like in an instituti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ngiu</text:p>
          </table:table-cell>
          <table:table-cell table:style-name="ce30" office:value-type="string" calcext:value-type="string">
            <text:p>taggit</text:p>
          </table:table-cell>
          <table:table-cell table:style-name="ce13" office:value-type="string" calcext:value-type="string">
            <text:p>matriarch, female head of a family, grandmother</text:p>
          </table:table-cell>
          <table:table-cell table:style-name="ce36"/>
          <table:table-cell table:style-name="Default"/>
          <table:table-cell table:style-name="ce36" table:number-columns-repeated="2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nguja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ringworm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nnga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angry, throws a tantrum (said of a child) 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nngu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rips easily, is easy to tea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nngu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tough, is durable (said of fabric and the like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nnig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is too tight for him/her, is too small for him/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nni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no room to move, is squeezed by the crow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nniortita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pressed by the crowd, is trapped by the crowd, is squeezed by ther crow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nn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tight, is crampe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ooqqa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offloads things from a ship, puts things onto the lan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oora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offloads things from a ship, puts things onto the lan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oqq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merchandis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oqqutig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has it for sale, carries it (article of merchandise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oqqutigineqarsinnaas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omething that is easily negotiable, something that can be easily exchange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oqqutilli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the merchant class, business peopl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oqqutissa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stock in a store, merchandise, war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oqqutissiassa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raw material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oqqutissia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manufactured good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oqqutissiorf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factory, facility for making good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oqqutissiorfiutileqatigii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manufacturing compan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oqqutissior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manufacturing, producti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orpilig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northern wolffish, Anarhichas denticulatus; tusk; cusk; Brosme brosme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aallisaati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analgesic, pain kill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aall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goes quiet, quiets dow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aall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t (a pain) has subsided, doesn't hurt as much as it di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aa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silent, doesn't say a wor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aarlu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is quiet, doesn't say much, is laconic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aarpalu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he sound of shouting and hollering, the sound of laughing and shouting 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a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cries out, shouts, yell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aarsa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tiptoes around, tries not to make any nois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aatso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unable to make a sound, cannot speak at al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aatsum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quietly, softly <text:s/>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angerf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reak (for ex. in a meeting), pause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angerit!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Be quiet! Hold your tongue! Shut your mouth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ange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stops talking, clams up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angersim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silent, doesn't say a wor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angiiv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makes him/her shut up, shuts him/her up</text:p>
          </table:table-cell>
          <table:table-cell table:style-name="ce36" office:value-type="string" calcext:value-type="string">
            <text:p>annerisani nipangiivaa </text:p>
          </table:table-cell>
          <table:table-cell table:style-name="ce36" office:value-type="string" calcext:value-type="string">
            <text:p>has stopped hurting, it (a pain) is gone</text:p>
          </table:table-cell>
          <table:table-cell table:style-name="ce36"/>
          <table:table-cell table:style-name="Default" table:number-columns-repeated="2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angiu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stops talking about it, is silent on the matt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arsatanngueru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shuts up, won't say a word, is completely silen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eqqaalu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sticky, is tack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erujo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um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erujoor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allad, so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i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voice, sound, ton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ig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a nice voic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igissa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tunes a musical instrumen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ilersoqatigiissui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symphony orchestra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ilersoqatigii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orchestra, ensemble, ban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ilers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plays something (a musical instrument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ilersortart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musicia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ilersortartu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musical group, ban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ilersortuni ussersortuusoq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conductor, maestro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ilersortu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orchestra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ilersugassi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musical composition, piece of music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ilersu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musical instrumen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ili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makes noise, is noisy, makes a racke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illiunneri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labor pains, birth pang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ilu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doesn't have a nice voice, sounds ba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in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urnt food stuck to the po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inneqq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glue, past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inngasu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narrow beaded edge of the collar of a woman's anorak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inng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stuck tight to someth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sticks, is stuck onto something, is glued tightly to something 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isa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lumpsucker; limpfish, Cyclopterus lumpus;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isaas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remora; suckerfish, Remora remora;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isiuineq</text:p>
          </table:table-cell>
          <table:table-cell table:style-name="ce31" office:value-type="string" calcext:value-type="string">
            <text:p>taggit</text:p>
          </table:table-cell>
          <table:table-cell table:style-name="ce15" office:value-type="string" calcext:value-type="string">
            <text:p>phonetics</text:p>
          </table:table-cell>
          <table:table-cell table:style-name="ce36" office:value-type="string" calcext:value-type="string">
            <text:p>oqaatsinik nipisiuineq </text:p>
          </table:table-cell>
          <table:table-cell table:style-name="ce36" office:value-type="string" calcext:value-type="string">
            <text:p>phonetics, study of speech sounds</text:p>
          </table:table-cell>
          <table:table-cell table:style-name="ce36"/>
          <table:table-cell table:style-name="Default" table:number-columns-repeated="2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itarput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are joined during mating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iti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sticks it tightly to something, glues it tightly to someth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ittart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ape, adhesive tap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ittart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andaid, adhesive strip</text:p>
          </table:table-cell>
          <table:table-cell table:style-name="ce36" table:number-columns-repeated="5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ittortaa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mplifier, range of an organ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ittuullugu</text:p>
          </table:table-cell>
          <table:table-cell table:style-name="ce31" office:value-type="string" calcext:value-type="string">
            <text:p>oqaluut</text:p>
          </table:table-cell>
          <table:table-cell table:style-name="ce29" office:value-type="string" calcext:value-type="string">
            <text:p>speaks very loudly</text:p>
          </table:table-cell>
          <table:table-cell table:style-name="ce29"/>
          <table:table-cell table:style-name="ce36" table:number-columns-repeated="3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ituumik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loudl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itu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a loud voice, sounds lou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oqqarn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ommon butterwort, Pinguicula vulgaris;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pa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speaks louder, raises his/her voic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par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t is plainly audibl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par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eal hunting at a breathing hol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p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seal hunting at a breathing hol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ppu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adheres, clings, sticks on, is firmly attache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ssaa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belches, burp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ssappallattoqanngila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nobody is saying anyth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ssa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fring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ssavarsu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pid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ssavarsuup nigaliaa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spider web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sser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pain in the leg(s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ssiaa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rochet hook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ssiaavoq</text:p>
          </table:table-cell>
          <table:table-cell table:style-name="ce30" office:value-type="string" calcext:value-type="string">
            <text:p>oqaluut susaatsoq</text:p>
          </table:table-cell>
          <table:table-cell table:style-name="ce13" office:value-type="string" calcext:value-type="string">
            <text:p>crochet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ss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hook, boat hook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ssikullattaa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rochet hook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ssikullatta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crochets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ssima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anta Clau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ssi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grabs it wih a hook, takes hold of it with a hook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ssittart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lasp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ssu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legs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ttaalaanngu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snowing lightl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ttaalaar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t's snowing with small flak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ttaal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nowflak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ttaalaq nalliuteqattaartoq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snow squal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ttaal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t's snowing, snow is fall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ttaalle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t has started to snow, snow has started to fal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ttaa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t's snowing, snow is fall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ttange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t has started to snow, snow has started to fal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tta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displays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tt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t has stopped snowing, it has stopped raing, there is a break in the weat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ttarsaa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displays it publically, makes an ad for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ttarte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displays 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tt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t has stopped snowing, it has stopped raining, there is a break in the weat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u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le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uaa</text:p>
          </table:table-cell>
          <table:table-cell table:style-name="ce31" office:value-type="string" calcext:value-type="string">
            <text:p>oqaluut susalik</text:p>
          </table:table-cell>
          <table:table-cell table:style-name="ce32" office:value-type="string" calcext:value-type="string">
            <text:p>brings it up (a boat, for ex.)</text:p>
          </table:table-cell>
          <table:table-cell table:style-name="ce36" table:number-columns-repeated="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uer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ommerce, buying and selling of goods, trade monopoly, import-export marke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uernermik ingerlataq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engaged in commerc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uerniaqatigii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commercial compan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uerni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out conducting businees, is out shopp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uernia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customers in a store who are out shopping 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ue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buys and/or sell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uertarf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tore, shop, business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uerti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waits on him/her (in a store), serves him/her (in a store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uertitsis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ales clerk, sales pers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uert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merchan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uertoqarf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Greenlandic colony (in former times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uertorus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torekeeper, village manager (manager of a village with a small store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uertoruseqarf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village (outpost in former times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uertuss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tore clerk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uffagiaa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rading ship, merchant ship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uffagi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rading ship, merchant ship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uffapput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there is lively trad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uffi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goes out to meet someone who has just arrive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ui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broken his/her le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ukits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omeone with short leg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ul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he highest of the cervical verterbra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ulu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foot (on a piece of furniture), leg (on a piece of furniture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ungas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rib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uta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tem post, part of a boat or ship that forms the bow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uta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pant leg, pants leg, trouser le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uto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omeone or something with long legs, a long-legged person or anima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utsi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ladl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utsiv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ureen, soup turee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uu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rolls around on the ground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u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gets out of a vehicle, goes on land from water craf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vaataar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 short-handled shovel, ash shovel, ash scoop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vaat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hovel, spad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vaatarsu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ulldoz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vaatsis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his/her shovel alo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va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shovels snow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vattaassu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ulldozer, snowplow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ve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falls over backward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viarsiapilun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exualy transmitted disease, syphilis, gonorrhea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viarsi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 young unmarried woma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viarsiar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gir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viarsiatoq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older unmarried woman, spinst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vingasul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there are jagged, low hanging clouds;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vingat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asse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ving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ngs, hangs down from someth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vinngaav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peg, hook</text:p>
          </table:table-cell>
          <table:table-cell table:style-name="ce36" table:number-columns-repeated="5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vinnga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hangs it up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viorput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fly around, circle over something (said of birds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vissa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young girl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viuga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fl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viukke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there are lots of flies now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made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noma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oq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finial on a flagpol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orl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omething closest to the top, something farthest out on the promontory</text:p>
          </table:table-cell>
          <table:table-cell table:style-name="ce36" office:value-type="string" calcext:value-type="string">
            <text:p>member of the Moravian Brethren in Greenland (in earlier times)</text:p>
          </table:table-cell>
          <table:table-cell table:style-name="ce36" office:value-type="string" calcext:value-type="string">
            <text:p>German</text:p>
          </table:table-cell>
          <table:table-cell table:style-name="ce36" table:number-columns-repeated="3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orlii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Ny Herrnhut, site of the former Moravian Brethren Mission, now part of Nuuk;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orliit Nunaa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German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or’lu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zero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qa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stretches it out, tensions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qarpoq</text:p>
          </table:table-cell>
          <table:table-cell table:style-name="ce30" office:value-type="string" calcext:value-type="string">
            <text:p>oqaluut susaatsoq</text:p>
          </table:table-cell>
          <table:table-cell table:style-name="ce32" office:value-type="string" calcext:value-type="string">
            <text:p>is eager to do something, is keen on <text:s/>doing someth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qartar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epilepsy, attack of muscle cramps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qarti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owstring, violin string, string on a stringed instrument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qartilik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piano</text:p>
          </table:table-cell>
          <table:table-cell table:style-name="ce36" table:number-columns-repeated="5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qarto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tightens it (a tent) up with tent string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qar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hroud on a ship or boat (wire or rope that helps support a mast on either side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qav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intensely eager to do something, is very keen on doing someth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qinneq ajule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cannot restrain himself/herself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qi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restrains him/her/it, holds him/her/it back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q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pulls back on it (to brake a sled, for ex.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qqaass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reques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qqaassutigaa</text:p>
          </table:table-cell>
          <table:table-cell table:style-name="ce31" office:value-type="string" calcext:value-type="string">
            <text:p>oqaluut susalik</text:p>
          </table:table-cell>
          <table:table-cell table:style-name="ce36" office:value-type="string" calcext:value-type="string">
            <text:p>works singlemindedly on it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qqa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restless out of eagerness to do something, doesn't have a moment's peace</text:p>
          </table:table-cell>
          <table:table-cell table:style-name="ce36" table:number-columns-repeated="5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qqilla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calmed down, has found peace of min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qqoruuppaat</text:p>
          </table:table-cell>
          <table:table-cell table:style-name="ce30" office:value-type="string" calcext:value-type="string">
            <text:p>oqaluut susalik</text:p>
          </table:table-cell>
          <table:table-cell table:style-name="ce14" office:value-type="string" calcext:value-type="string">
            <text:p>they are fighting over it/ they are pulling it their way fighting over it</text:p>
          </table:table-cell>
          <table:table-cell table:style-name="ce36" table:number-columns-repeated="4"/>
          <table:table-cell table:style-name="ce16" table:number-columns-repeated="2"/>
          <table:table-cell table:style-name="Default"/>
          <table:table-cell table:style-name="ce29" table:number-columns-repeated="16"/>
          <table:table-cell table:number-columns-repeated="998"/>
        </table:table-row>
        <table:table-row table:style-name="ro1">
          <table:table-cell table:style-name="ce26" office:value-type="string" calcext:value-type="string">
            <text:p>noqqoruupput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are each pulling it their way, are fighting over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qqupput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are having a tug of wa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qquserput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give up pulling on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rajora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 membrane on meat or hid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rdpoli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North Pol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rgemiu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 Norwegia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rl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loop, eye bolt, hole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rmanneri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Norman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rmoru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number, identifying numb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rmorulersorpai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numbers them, attaches numbers to them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rmu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number, identifying numb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rmulersorpai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numbers them, attaches numbers to them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rraats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aribou cow without a calf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rr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aribou calf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rris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with its calf (said of a caribou cow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rs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pear thrower, atlat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rserf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leather strap across the deck of a kayak for holding the spear throw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rsk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 Norwegian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rskit umiarsuaa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Norwegian ship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tabene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notabene, NB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vembari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Novemb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aarsaa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ouph syrup, cough medicin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a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aliva, spittle, sp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a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hill, cold (ailment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akoorf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pitto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allu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influenza, the flu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allu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the flu, has influenza 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ann!</text:p>
          </table:table-cell>
          <table:table-cell table:style-name="ce29"/>
          <table:table-cell table:style-name="ce36" office:value-type="string" calcext:value-type="string">
            <text:p>Great! That's nice! That's fun!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annaari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goes on an excursion, goes on a picnic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annaar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happiness, jo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annaarniartarf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entertainment hall, amusement venue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anna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happ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annaarsaa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musement, entertainment, diversi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annaartor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wishes he/she could be like him/her, would love to be able to do what he/she do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annaartorisars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mitate someone, emulates someon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annaartun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e/she is really capable, if only I could be like him/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annaarutig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is happy about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annaata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in an elevated mood (having had a bit too much to drink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annaraa</text:p>
          </table:table-cell>
          <table:table-cell table:style-name="ce31" office:value-type="string" calcext:value-type="string">
            <text:p>oqaluut susalik</text:p>
          </table:table-cell>
          <table:table-cell table:style-name="ce36" office:value-type="string" calcext:value-type="string">
            <text:p>enjoys it, likes it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annataarput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are having a party, are enjoying a celebrati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anneraluaann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too bad it's over already, I wish it could have lasted forever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anneraluartiinna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is sad that it is already ov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anne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fine, is delightful, is fu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annersoqanngilluinn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so very unpleasant, is so sad and somb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anni!</text:p>
          </table:table-cell>
          <table:table-cell table:style-name="ce29"/>
          <table:table-cell table:style-name="ce13" office:value-type="string" calcext:value-type="string">
            <text:p>lovel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anni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unpleasant, is disappointing, is upsetting, is saddening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annisa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it good, is sitting prett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a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a cold, has a chil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arlu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jellyfish, medusa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eri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throws a bird spea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erpaa</text:p>
          </table:table-cell>
          <table:table-cell table:style-name="ce31" office:value-type="string" calcext:value-type="string">
            <text:p>oqaluut susalik</text:p>
          </table:table-cell>
          <table:table-cell table:style-name="ce36" office:value-type="string" calcext:value-type="string">
            <text:p>hits it with a bird spea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ersaa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knitting needl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ersa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knits, is knitting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ersag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knitted garment, something knitte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ersagassa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yarn (for knitting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ersakka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knitted good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ffapput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a cold is going around, many people are suffering from a col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ffarli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feeling poorly because of a cold, is suffering from a col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ffase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come down with a col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ffi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drooling, is slaver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ffi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threads a needl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ffi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bird spea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ggersimaneq</text:p>
          </table:table-cell>
          <table:table-cell table:style-name="ce30" office:value-type="string" calcext:value-type="string">
            <text:p>taggit</text:p>
          </table:table-cell>
          <table:table-cell table:style-name="ce14" office:value-type="string" calcext:value-type="string">
            <text:p>a cape, headland</text:p>
          </table:table-cell>
          <table:table-cell table:style-name="ce36" table:number-columns-repeated="4"/>
          <table:table-cell table:style-name="ce16" table:number-columns-repeated="2"/>
          <table:table-cell table:style-name="Default"/>
          <table:table-cell table:style-name="ce29" table:number-columns-repeated="16"/>
          <table:table-cell table:number-columns-repeated="998"/>
        </table:table-row>
        <table:table-row table:style-name="ro1">
          <table:table-cell table:style-name="ce26" office:value-type="string" calcext:value-type="string">
            <text:p>nuiakku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bit overcast, is a little cloud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i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lou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iaqanngits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loudless, clear (the sky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iarlu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 threatening sky, an ominous cloud formati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ias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loudy, overcast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i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cloudy, overcas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ii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his bird spear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il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neck band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ilaq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embroidered collar (worn as part of the woman's national costume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ilarmiu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beaded collar (worn as part of the woman's national costume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imas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n important person, a prominent pers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iorag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asket, wooden baske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iorarpai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pulls them with a rope</text:p>
          </table:table-cell>
          <table:table-cell table:style-name="ce36" office:value-type="string" calcext:value-type="string">
            <text:p>weaves them together, plaits them, braids them</text:p>
          </table:table-cell>
          <table:table-cell table:style-name="ce36" table:number-columns-repeated="3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is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stands out, is visibl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isi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displays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is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does beadwork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isse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getting cloudy, is becoming overcas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i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bird spear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iuu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work his/her/its way into something, are woven into someth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ivaa</text:p>
          </table:table-cell>
          <table:table-cell table:style-name="ce30" office:value-type="string" calcext:value-type="string">
            <text:p>oqaluut susalik</text:p>
          </table:table-cell>
          <table:table-cell table:style-name="ce32" office:value-type="string" calcext:value-type="string">
            <text:p>is now visible to him, has come into his visi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appears, becomes visible</text:p>
          </table:table-cell>
          <table:table-cell table:style-name="ce36" table:number-columns-repeated="5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jaajaas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eautician, hair dress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jaajaati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barber's clipper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jaajarpaa</text:p>
          </table:table-cell>
          <table:table-cell table:style-name="ce31" office:value-type="string" calcext:value-type="string">
            <text:p>oqaluut susalik</text:p>
          </table:table-cell>
          <table:table-cell table:style-name="ce36" office:value-type="string" calcext:value-type="string">
            <text:p>gives him/her/it a haircut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jaartitsi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ack spasm, back ach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jaarto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strained a ligament, has stretched a tend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jaarto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pulls his/her hai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jaartuuttu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planets that are in conjunction, two or three planets that appear in the same place in the sk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jaasa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wig, toup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jaats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 bald person, person who has lost his/her hai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jakka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omeone with long hai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jaleris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eautician, hair dress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jaleriv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eauty parlor, hair salon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jal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ommon merganser, Mergus mergans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japp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unkempt hair, tousled hair, messy hai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j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ingle hai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jarissaa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hair cream, pomade, etc.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joqqaav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has frightened it (an animal) making it sh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joqqa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gotten sh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ju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shy, does not want to come nea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juartat</text:p>
          </table:table-cell>
          <table:table-cell table:style-name="ce31" office:value-type="string" calcext:value-type="string">
            <text:p>taggit</text:p>
          </table:table-cell>
          <table:table-cell table:style-name="ce13" office:value-type="string" calcext:value-type="string">
            <text:p>wild</text:p>
          </table:table-cell>
          <table:table-cell table:style-name="ce36" office:value-type="string" calcext:value-type="string">
            <text:p>nersutit nujuartat </text:p>
          </table:table-cell>
          <table:table-cell table:style-name="ce36" office:value-type="string" calcext:value-type="string">
            <text:p>wild animals</text:p>
          </table:table-cell>
          <table:table-cell table:style-name="ce36"/>
          <table:table-cell table:style-name="Default" table:number-columns-repeated="2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juillisa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tames it (an animal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ju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tame (of an animal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juise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unafraid to come near human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ju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hollows it ou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ju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became shy and left its customary resting plac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juss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sets something aside for the future, stashes something awa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a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younger same-sex sibl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all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one year-old walrus pup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angas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immature, inexperienced, unrip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ang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too immature to succeed at someth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appi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young unmarried man, bachelo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appiarapilu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 bad boy, a brash bo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appiar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o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appiatoq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achelor, unmarried ma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appi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hildhood sweetheart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a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younger same-sex sibl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younger same-sex sibl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arii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brothers, sisters, group of same-sex sibling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arl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he younger, the youngest, junio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arleq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he youngest sibling, the baby of the famil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arlili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he youngest sibling, the baby of the famil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arta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gotten a little brother (said of a boy), has gotten a little sister (said of a girl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atsit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pampered, spoile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atug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young bull caribou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ers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uses his/her strength, puts all of his/her might into someth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eru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endon, ligament, sinew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erussa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root structur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energy, power, strength</text:p>
          </table:table-cell>
          <table:table-cell table:style-name="ce36" office:value-type="string" calcext:value-type="string">
            <text:p>sinew, muscle</text:p>
          </table:table-cell>
          <table:table-cell table:style-name="ce36" table:number-columns-repeated="3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ik maangaannartoq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loss of energy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ilaa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not strong enough, lacks strength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illaang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weak, is fatigue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illaar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handicap, childhood disability, polio <text:s text:c="13"/>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illa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gets weak, gets fatigue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illaarsimas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 disabled person, a handicapped pers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inga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his/her/its strength, his/her/its power, his/her/its energ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inge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urrries, hurries up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ingerso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rushes up to him/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ingiinnaq</text:p>
          </table:table-cell>
          <table:table-cell table:style-name="ce29"/>
          <table:table-cell table:style-name="ce36" office:value-type="string" calcext:value-type="string">
            <text:p>with great haste, very quickl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inginnarluinnart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omething that requires immediate attention, something that has to be done quickly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inginn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pressing, needs to be handled quickl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inginnartoq</text:p>
          </table:table-cell>
          <table:table-cell table:style-name="ce31" office:value-type="string" calcext:value-type="string">
            <text:p>taggit</text:p>
          </table:table-cell>
          <table:table-cell table:style-name="ce13" office:value-type="string" calcext:value-type="string">
            <text:p>urgent</text:p>
          </table:table-cell>
          <table:table-cell table:style-name="ce36" office:value-type="string" calcext:value-type="string">
            <text:p>suliassaq nukinginnartoq </text:p>
          </table:table-cell>
          <table:table-cell table:style-name="ce36" office:value-type="string" calcext:value-type="string">
            <text:p>urgent work</text:p>
          </table:table-cell>
          <table:table-cell table:style-name="ce36"/>
          <table:table-cell table:style-name="Default" table:number-columns-repeated="2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ingisaa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rushes up to him/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ingiu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rushes to finish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issiorfii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Electrical Utility of Greenland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issiorf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power plant</text:p>
          </table:table-cell>
          <table:table-cell table:style-name="ce13"/>
          <table:table-cell table:style-name="ce36"/>
          <table:table-cell table:style-name="ce16"/>
          <table:table-cell table:style-name="Default" table:number-columns-repeated="3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issiorfik atomitortoq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nuclear power plan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issiuuti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energy sourc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itt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regained his/her strength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ittussus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trength, muscular strength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ittu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strong (said of a human being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ka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gotten strong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kass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works out, trains to get strong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kersa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uses force, flexes his/her/its muscl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kilisits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strained a ligament, has stretched a tendon, has pulled a muscl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kki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exerts himself/herself, uses all his/her migh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leer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widow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lee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lost his wif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leer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he late wife, the deceased wife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li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wife, housewif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liaqqin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man who has remarrie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liaqqi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new wife after earlier wife has die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liarii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married couple, a male and female pair (animals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li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takes a wife, gets married (said of a man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liarput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are mating (said of animals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liars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about to propose marriage, is thinking about popping the questi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liass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his lover, his fiancee, his bride-to-be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liassiarii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pain of lovers, lover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liassiarta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e has gotten engaged, he has a fiance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liasu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he woman he lives with, his lov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liis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his wife alo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lissiu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gets married to her, marries 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lius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oncubin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liusarf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rutting season, mating seas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liu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in heat (said of an animal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llu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sleeps in the water with snout above the surface (said of a seal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llu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rear end, bottom, rump, but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l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uttock, butt cheek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lor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wave to get attenti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lui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tired of sitting down, has a sore bottom from too much sitt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luuti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leather straps between the handle uprights on a dog sle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mmerplade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license plat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land, country</text:p>
          </table:table-cell>
          <table:table-cell table:style-name="ce36" office:value-type="string" calcext:value-type="string">
            <text:p>domicile</text:p>
          </table:table-cell>
          <table:table-cell table:style-name="ce36" table:number-columns-repeated="3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 allanngutsaaliugaq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protected natural area, nature preserve, nature concervanc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 inunngorfik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country of birth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 qeriuaannartoq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permafros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 tamakkerlugu katersuineq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nationwide charity driv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ammit akileraarutissaq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basic tax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annarmi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out in the country, out on the lan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annarmiu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people who live out on the lan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a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farm field, cultivated lan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gisamik killuussineq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treachery, disloyalty, betraya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gisamik killuussisoq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traito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gisap imartaa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territorial water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kko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goes overland, travels on lan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leri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farming, cultivation of land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leruti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geography (subject in school), geography book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l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reaches port, arrives in Greenland after a sea voyag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lu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not happy with the place or country where he/she liv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mik allanngutsaaliuineq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the creation of nature preserv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miu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designation for Alaskan Inuit/Yupik people who live inland 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miutaq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(animal) endemic to a country</text:p>
          </table:table-cell>
          <table:table-cell table:style-name="ce36" office:value-type="string" calcext:value-type="string">
            <text:p>uumasoq nunamiutaq </text:p>
          </table:table-cell>
          <table:table-cell table:style-name="ce36" office:value-type="string" calcext:value-type="string">
            <text:p>animal endemic to a country</text:p>
          </table:table-cell>
          <table:table-cell table:style-name="ce36"/>
          <table:table-cell table:style-name="Default" table:number-columns-repeated="2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miutavik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(person) landlubber</text:p>
          </table:table-cell>
          <table:table-cell table:style-name="ce36" office:value-type="string" calcext:value-type="string">
            <text:p>inuk nunamiutavik </text:p>
          </table:table-cell>
          <table:table-cell table:style-name="ce36" office:value-type="string" calcext:value-type="string">
            <text:p>landlubber</text:p>
          </table:table-cell>
          <table:table-cell table:style-name="ce36"/>
          <table:table-cell table:style-name="Default" table:number-columns-repeated="2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ngia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driftwoo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ngissa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alder thicke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ni Avannarlerni Piorsarsimassutsikkut Attaveqaat (naal N.A.P.A.)</text:p>
          </table:table-cell>
          <table:table-cell table:style-name="ce29"/>
          <table:table-cell table:style-name="ce36" office:value-type="string" calcext:value-type="string">
            <text:p>Nordic Institute in Greenlan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nut allanut unammisartut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national sports team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p iluata ernga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subterranean water, aquif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p iluatigo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sails between the land and the small islands off the coas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p iluatigut sulluliaq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subterranean tunne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p inoqqaavi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original inhabitants, earliest inhabitant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p inui</text:p>
          </table:table-cell>
          <table:table-cell table:style-name="ce31" office:value-type="string" calcext:value-type="string">
            <text:p>taggit qasseersiut</text:p>
          </table:table-cell>
          <table:table-cell table:style-name="ce36" office:value-type="string" calcext:value-type="string">
            <text:p>population of a countr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p sajunnera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earthquak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p timaa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land away from the coast, inlan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p toqqavia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continental shelf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p-assinga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map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qarf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village, populated plac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6" office:value-type="string" calcext:value-type="string">
            <text:p>nunaq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lives, dwell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qavissoq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someone whose domicile is Greenland</text:p>
          </table:table-cell>
          <table:table-cell table:style-name="ce36" table:number-columns-repeated="5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qqa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person who lives in the same place, fellow citize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rp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shifts so as to come more from the land (said of wind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rpas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mostly from the land (said of the wind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rsu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he earth, planet earth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rsuarmik kaajallaaneq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round-the-world trip, journey around the worl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rsuup ermi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earth's water resources 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rsuup kaaviffia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earth's axis of rotati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rsuup qalipaa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surface of the earth, earth's crust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sar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foehn, foehn win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si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olon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siaqar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olonization, colonialism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siart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emigrat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sisu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immigrants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s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takes up residence in a new country, immigrat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ss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takes up residence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sunni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he smell of lan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t Aqqinik Aalajangiisartut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Place Names Committee (in Greenland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t Avannarliit</text:p>
          </table:table-cell>
          <table:table-cell table:style-name="ce31" office:value-type="string" calcext:value-type="string">
            <text:p>taggit qasseersiut</text:p>
          </table:table-cell>
          <table:table-cell table:style-name="ce36" office:value-type="string" calcext:value-type="string">
            <text:p>the Nordic countri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t issittut</text:p>
          </table:table-cell>
          <table:table-cell table:style-name="ce31" office:value-type="string" calcext:value-type="string">
            <text:p>taggit qasseersiut</text:p>
          </table:table-cell>
          <table:table-cell table:style-name="ce36" office:value-type="string" calcext:value-type="string">
            <text:p>the Arctic, Northpolar region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t kiattut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the warm countries, the tropics, subtropic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t siuarsarniakkat</text:p>
          </table:table-cell>
          <table:table-cell table:style-name="ce31" office:value-type="string" calcext:value-type="string">
            <text:p>taggit qasseersiut</text:p>
          </table:table-cell>
          <table:table-cell table:style-name="ce15" office:value-type="string" calcext:value-type="string">
            <text:p>developing countri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t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nunatak, moutain top sticking up above a glaci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tsinni Teknikkikkut Ingerlatsivik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Greenlandic Technical Organizati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tta Atuagaateqarfia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National Library of Greenlan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tta Katersugaasivia Allagaateqarfialu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Greenland National Museum and Archiv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tta Ullua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Greenland's National Da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vigis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homeland, native lan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v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ontinent, mainlan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vimmut at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part of the mainland, is connected to the mainlan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viup silaa</text:p>
          </table:table-cell>
          <table:table-cell table:style-name="ce31" office:value-type="string" calcext:value-type="string">
            <text:p>taggit</text:p>
          </table:table-cell>
          <table:table-cell table:style-name="ce36" office:value-type="string" calcext:value-type="string">
            <text:p>continental climat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gujart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waning (of the moon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gull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worn, tattered, run dow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gullugit</text:p>
          </table:table-cell>
          <table:table-cell table:style-name="ce31" office:value-type="string" calcext:value-type="string">
            <text:p>oqaluut susalik</text:p>
          </table:table-cell>
          <table:table-cell table:style-name="ce36" office:value-type="string" calcext:value-type="string">
            <text:p>all of them, each one of them, every time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gulluni ikualla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burned to the ground, has burned dow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gulussinnarpai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squanders them, wastes them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gu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used up, there's no more, we're out of tha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gupput</text:p>
          </table:table-cell>
          <table:table-cell table:style-name="ce30" office:value-type="string" calcext:value-type="string">
            <text:p>oqaluut susaatsoq</text:p>
          </table:table-cell>
          <table:table-cell table:style-name="ce13" office:value-type="string" calcext:value-type="string">
            <text:p>sold out</text:p>
          </table:table-cell>
          <table:table-cell table:style-name="ce36" table:number-columns-repeated="3"/>
          <table:table-cell table:style-name="Default" table:number-columns-repeated="2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gusarpai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squanders wastes them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guti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ruins it completely, destroys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gutitaa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ruined, is destroye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guu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leaves nothing for him/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guuts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no more, has sold ou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gu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disappears under the water (said of a seal)</text:p>
          </table:table-cell>
          <table:table-cell table:style-name="ce36"/>
          <table:table-cell table:style-name="ce36" office:value-type="string" calcext:value-type="string">
            <text:p><text:s/></text:p>
          </table:table-cell>
          <table:table-cell table:style-name="ce36"/>
          <table:table-cell table:style-name="Default" table:number-columns-repeated="2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iaa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picked berri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iagi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goes out to pick berri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ia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picks berries, harvests berri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neri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excavating, grading, trenching, and other work associated with modifying terrain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ngar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vein or seam of oar in a mountai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ngunnguan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ill there is nothing left, to the last little b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ng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he last that remain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ngutaa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eats the very last bit of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nior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moothing of the ground, grad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ni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grades the ground, smooths out the terrai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n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lands, puts down on the lan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niug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paved, pavemen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uaa</text:p>
          </table:table-cell>
          <table:table-cell table:style-name="ce31" office:value-type="string" calcext:value-type="string">
            <text:p>oqaluut susalik</text:p>
          </table:table-cell>
          <table:table-cell table:style-name="ce36" office:value-type="string" calcext:value-type="string">
            <text:p>holds back (tears)</text:p>
          </table:table-cell>
          <table:table-cell table:style-name="ce36" office:value-type="string" calcext:value-type="string">
            <text:p>qiassani nunuaa </text:p>
          </table:table-cell>
          <table:table-cell table:style-name="ce36" office:value-type="string" calcext:value-type="string">
            <text:p>holds back tears</text:p>
          </table:table-cell>
          <table:table-cell table:style-name="ce36"/>
          <table:table-cell table:style-name="Default" table:number-columns-repeated="2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u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maintains self control, contains himself/herself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suarput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are towing a catch together, are combining their efforts in towing a catch to shore (of kayakers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suka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drags it behind, is towing i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su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yanks it toward himself/herself, tugs it to himself/herself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suts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capsizes because the harpooned animal has tugged on the lin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suttaapput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are towing a catch together, are combining their efforts in towing a catch to shore (said of kayakers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suttag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rigger on a firearm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taali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omething moder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taamik aaqqissuussineq</text:p>
          </table:table-cell>
          <table:table-cell table:style-name="ce30" office:value-type="string" calcext:value-type="string">
            <text:p>taggit</text:p>
          </table:table-cell>
          <table:table-cell table:style-name="ce29" office:value-type="string" calcext:value-type="string">
            <text:p>developing something new</text:p>
          </table:table-cell>
          <table:table-cell table:style-name="ce36" table:number-columns-repeated="4"/>
          <table:table-cell table:style-name="ce16" table:number-columns-repeated="2"/>
          <table:table-cell table:style-name="Default"/>
          <table:table-cell table:style-name="ce29" table:number-columns-repeated="16"/>
          <table:table-cell table:number-columns-repeated="998"/>
        </table:table-row>
        <table:table-row table:style-name="ro1">
          <table:table-cell table:style-name="ce26" office:value-type="string" calcext:value-type="string">
            <text:p>nutaanngil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gotten old, has become obsolet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taanngits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old thing, antique, antiquit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taanng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been renovated, has been made like new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ta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omething new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taarsiassaqartitsiv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news bureau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taarsiassa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new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taart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eating fresh foo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taggar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brand new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tall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 white head hai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taraalu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crackles, sputter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tar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omeone young and inexperience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tarfas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somewhat new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tarm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new ic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tar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new ice in a fissur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tarter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renews it, moderniz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ti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cracks, rips, tear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tsanut imusaa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hair curl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tsa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grown his/her hair lo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tsat</text:p>
          </table:table-cell>
          <table:table-cell table:style-name="ce31" office:value-type="string" calcext:value-type="string">
            <text:p>taggit qasseersiut</text:p>
          </table:table-cell>
          <table:table-cell table:style-name="ce36" office:value-type="string" calcext:value-type="string">
            <text:p>single hair on the head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tserf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hair follicl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tseris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ranslator, translated by …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tseri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translat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tse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moves, changes homes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tsig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ranslation, something that has been translated</text:p>
          </table:table-cell>
          <table:table-cell table:style-name="ce36" office:value-type="string" calcext:value-type="string">
            <text:p>kalaallisuumiit qallunaatuumut nutsigaq </text:p>
          </table:table-cell>
          <table:table-cell table:style-name="ce36" office:value-type="string" calcext:value-type="string">
            <text:p>translated from Greenlandic into Danish</text:p>
          </table:table-cell>
          <table:table-cell table:style-name="ce36"/>
          <table:table-cell table:style-name="Default" table:number-columns-repeated="2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tsigassi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rough draft, draft, sketch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tsoruupput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are tugging toward their own side 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tsugi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accordi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tsuppai</text:p>
          </table:table-cell>
          <table:table-cell table:style-name="ce31" office:value-type="string" calcext:value-type="string">
            <text:p>oqaluut susalik</text:p>
          </table:table-cell>
          <table:table-cell table:style-name="ce36" office:value-type="string" calcext:value-type="string">
            <text:p>pulling them up with repeated tugs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tta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starting to fall apar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tt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rip crack, fissur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tt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starting to fall apar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u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promontory, headlan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un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moving, moving hous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unngu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spit of land, poin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u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moves it to a different place or positi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up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moves, changes residenc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userfik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music stan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usiorfiss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musical notation paper, staff pap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usi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notates a musical compositi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ussi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moving something, transfer (for ex. money in a bank account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ut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phonograph recor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uterso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reads music, plays from sheet music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utipp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traces it, copies it, makes a photocopy of it, transfers it from one medium to anot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utit</text:p>
          </table:table-cell>
          <table:table-cell table:style-name="ce30" office:value-type="string" calcext:value-type="string">
            <text:p>taggit qasseersiut</text:p>
          </table:table-cell>
          <table:table-cell table:style-name="ce36" office:value-type="string" calcext:value-type="string">
            <text:p>musical not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utsit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copy, photocop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utsitsi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racing, photocopying, transferring from one medium to anoth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uttart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tracing paper, carbon pap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yloni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nyl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mmaaserpaa</text:p>
          </table:table-cell>
          <table:table-cell table:style-name="ce30" office:value-type="string" calcext:value-type="string">
            <text:p>oqaluut susalik</text:p>
          </table:table-cell>
          <table:table-cell table:style-name="ce32" office:value-type="string" calcext:value-type="string">
            <text:p>adds to it, provides what is needed to make it sufficient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avoq</text:p>
          </table:table-cell>
          <table:table-cell table:style-name="ce30" office:value-type="string" calcext:value-type="string">
            <text:p>oqaluut susaatsoq</text:p>
          </table:table-cell>
          <table:table-cell table:style-name="ce32" office:value-type="string" calcext:value-type="string">
            <text:p>grows, gets bigg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e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is a good shot, is good at hitting the target (shooting or throwing a harpoon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kkaappoq</text:p>
          </table:table-cell>
          <table:table-cell table:style-name="ce30" office:value-type="string" calcext:value-type="string">
            <text:p>oqaluut susaatsoq</text:p>
          </table:table-cell>
          <table:table-cell table:style-name="ce32" office:value-type="string" calcext:value-type="string">
            <text:p>is wearing rags, has fallen on hard times, is poverty stricke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eqqutto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location of a quotation in the Bibl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erippoq</text:p>
          </table:table-cell>
          <table:table-cell table:style-name="ce30" office:value-type="string" calcext:value-type="string">
            <text:p>oqaluut susaatsoq</text:p>
          </table:table-cell>
          <table:table-cell table:style-name="ce32" office:value-type="string" calcext:value-type="string">
            <text:p>it (the weather) has stabilize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erisaavoq</text:p>
          </table:table-cell>
          <table:table-cell table:style-name="ce30" office:value-type="string" calcext:value-type="string">
            <text:p>oqaluut susaatsoq</text:p>
          </table:table-cell>
          <table:table-cell table:style-name="ce32" office:value-type="string" calcext:value-type="string">
            <text:p>mediate, acts as a mediato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li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directi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gippaa</text:p>
          </table:table-cell>
          <table:table-cell table:style-name="ce30" office:value-type="string" calcext:value-type="string">
            <text:p>oqaluut susalik</text:p>
          </table:table-cell>
          <table:table-cell table:style-name="ce32" office:value-type="string" calcext:value-type="string">
            <text:p>delivers the coup de gras, puts it out of its miser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gippoq</text:p>
          </table:table-cell>
          <table:table-cell table:style-name="ce30" office:value-type="string" calcext:value-type="string">
            <text:p>oqaluut susaatsoq</text:p>
          </table:table-cell>
          <table:table-cell table:style-name="ce32" office:value-type="string" calcext:value-type="string">
            <text:p>has suffered a set back (said of a sick person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nnuppoq</text:p>
          </table:table-cell>
          <table:table-cell table:style-name="ce30" office:value-type="string" calcext:value-type="string">
            <text:p>oqaluut susaatsoq</text:p>
          </table:table-cell>
          <table:table-cell table:style-name="ce32" office:value-type="string" calcext:value-type="string">
            <text:p>has the right to the first cut of the killed bea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akkarpoq</text:p>
          </table:table-cell>
          <table:table-cell table:style-name="ce30" office:value-type="string" calcext:value-type="string">
            <text:p>oqaluut susaatsoq</text:p>
          </table:table-cell>
          <table:table-cell table:style-name="ce32" office:value-type="string" calcext:value-type="string">
            <text:p>dives down after food into the water (of a sea bird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pasorta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lock of an old-fashioned long gun, flintlock, matchlock</text:p>
          </table:table-cell>
          <table:table-cell table:style-name="ce36" table:number-columns-repeated="4"/>
          <table:table-cell table:style-name="ce16"/>
          <table:table-cell table:style-name="ce3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qillivoq</text:p>
          </table:table-cell>
          <table:table-cell table:style-name="ce30" office:value-type="string" calcext:value-type="string">
            <text:p>oqaluut susaatsoq</text:p>
          </table:table-cell>
          <table:table-cell table:style-name="ce32" office:value-type="string" calcext:value-type="string">
            <text:p>collapses, falls (said of baked goods), gets compressed (snow, for ex.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qinneq</text:p>
          </table:table-cell>
          <table:table-cell table:style-name="ce30" office:value-type="string" calcext:value-type="string">
            <text:p>taggit</text:p>
          </table:table-cell>
          <table:table-cell table:style-name="ce36" office:value-type="string" calcext:value-type="string">
            <text:p>depression in the groun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qinneq</text:p>
          </table:table-cell>
          <table:table-cell table:style-name="ce30" office:value-type="string" calcext:value-type="string">
            <text:p>taggit</text:p>
          </table:table-cell>
          <table:table-cell table:style-name="ce32" office:value-type="string" calcext:value-type="string">
            <text:p>crease in an article of cloth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qqippoq</text:p>
          </table:table-cell>
          <table:table-cell table:style-name="ce30" office:value-type="string" calcext:value-type="string">
            <text:p>oqaluut susaatsoq</text:p>
          </table:table-cell>
          <table:table-cell table:style-name="ce32" office:value-type="string" calcext:value-type="string">
            <text:p>gets near to the bottom, approaches the bottom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taqquaq</text:p>
          </table:table-cell>
          <table:table-cell table:style-name="ce30" office:value-type="string" calcext:value-type="string">
            <text:p>taggit</text:p>
          </table:table-cell>
          <table:table-cell table:style-name="ce32" office:value-type="string" calcext:value-type="string">
            <text:p>the mineral chalcedon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atseq</text:p>
          </table:table-cell>
          <table:table-cell table:style-name="ce30" office:value-type="string" calcext:value-type="string">
            <text:p>taggit</text:p>
          </table:table-cell>
          <table:table-cell table:style-name="ce32" office:value-type="string" calcext:value-type="string">
            <text:p>anorak made of sealski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erumippoq</text:p>
          </table:table-cell>
          <table:table-cell table:style-name="ce30" office:value-type="string" calcext:value-type="string">
            <text:p>oqaluut susaatsoq</text:p>
          </table:table-cell>
          <table:table-cell table:style-name="ce32" office:value-type="string" calcext:value-type="string">
            <text:p>is luke warm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iorpoq</text:p>
          </table:table-cell>
          <table:table-cell table:style-name="ce30" office:value-type="string" calcext:value-type="string">
            <text:p>oqaluut susaatsoq</text:p>
          </table:table-cell>
          <table:table-cell table:style-name="ce32" office:value-type="string" calcext:value-type="string">
            <text:p>drill with a bow drill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kingavoq</text:p>
          </table:table-cell>
          <table:table-cell table:style-name="ce30" office:value-type="string" calcext:value-type="string">
            <text:p>oqaluut susaatsoq</text:p>
          </table:table-cell>
          <table:table-cell table:style-name="ce32" office:value-type="string" calcext:value-type="string">
            <text:p>is fast or slow (said of a clock or watch, for ex.)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kingavoq</text:p>
          </table:table-cell>
          <table:table-cell table:style-name="ce30" office:value-type="string" calcext:value-type="string">
            <text:p>oqaluut susaatsoq</text:p>
          </table:table-cell>
          <table:table-cell table:style-name="ce32" office:value-type="string" calcext:value-type="string">
            <text:p>is out of tune, is not in tune, is not on pitch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kippoq</text:p>
          </table:table-cell>
          <table:table-cell table:style-name="ce30" office:value-type="string" calcext:value-type="string">
            <text:p>oqaluut susaatsoq</text:p>
          </table:table-cell>
          <table:table-cell table:style-name="ce32" office:value-type="string" calcext:value-type="string">
            <text:p>goes out to another plac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uaa</text:p>
          </table:table-cell>
          <table:table-cell table:style-name="ce31" office:value-type="string" calcext:value-type="string">
            <text:p>oqaluut susalik</text:p>
          </table:table-cell>
          <table:table-cell table:style-name="ce36" office:value-type="string" calcext:value-type="string">
            <text:p>scoops it up (from a pot)</text:p>
          </table:table-cell>
          <table:table-cell table:style-name="ce36" table:number-columns-repeated="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iutooq</text:p>
          </table:table-cell>
          <table:table-cell table:style-name="ce30" office:value-type="string" calcext:value-type="string">
            <text:p>taggit</text:p>
          </table:table-cell>
          <table:table-cell table:style-name="ce32" office:value-type="string" calcext:value-type="string">
            <text:p>daddy longleg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oqut</text:p>
          </table:table-cell>
          <table:table-cell table:style-name="ce30" office:value-type="string" calcext:value-type="string">
            <text:p>taggit</text:p>
          </table:table-cell>
          <table:table-cell table:style-name="ce32" office:value-type="string" calcext:value-type="string">
            <text:p>star at the top of a Christmas tre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qarp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has an attack of muscle cramp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oqarut</text:p>
          </table:table-cell>
          <table:table-cell table:style-name="ce30" office:value-type="string" calcext:value-type="string">
            <text:p>taggit</text:p>
          </table:table-cell>
          <table:table-cell table:style-name="ce32" office:value-type="string" calcext:value-type="string">
            <text:p>garter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ivaa</text:p>
          </table:table-cell>
          <table:table-cell table:style-name="ce30" office:value-type="string" calcext:value-type="string">
            <text:p>oqaluut susalik</text:p>
          </table:table-cell>
          <table:table-cell table:style-name="ce36" office:value-type="string" calcext:value-type="string">
            <text:p>threads a needl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at</text:p>
          </table:table-cell>
          <table:table-cell table:style-name="ce30" office:value-type="string" calcext:value-type="string">
            <text:p>taggit</text:p>
          </table:table-cell>
          <table:table-cell table:style-name="ce32" office:value-type="string" calcext:value-type="string">
            <text:p>colony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ngiak</text:p>
          </table:table-cell>
          <table:table-cell table:style-name="ce30" office:value-type="string" calcext:value-type="string">
            <text:p>taggit</text:p>
          </table:table-cell>
          <table:table-cell table:style-name="ce32" office:value-type="string" calcext:value-type="string">
            <text:p>mountain alder, American green alder, Alnus viridis subsp. Crispa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p iluatigoorpoq</text:p>
          </table:table-cell>
          <table:table-cell table:style-name="ce30" office:value-type="string" calcext:value-type="string">
            <text:p>oqaluut susaatsoq</text:p>
          </table:table-cell>
          <table:table-cell table:style-name="ce32" office:value-type="string" calcext:value-type="string">
            <text:p>travels undergroun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sivoq</text:p>
          </table:table-cell>
          <table:table-cell table:style-name="ce30" office:value-type="string" calcext:value-type="string">
            <text:p>oqaluut susaatsoq</text:p>
          </table:table-cell>
          <table:table-cell table:style-name="ce32" office:value-type="string" calcext:value-type="string">
            <text:p>buys lan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asivoq</text:p>
          </table:table-cell>
          <table:table-cell table:style-name="ce30" office:value-type="string" calcext:value-type="string">
            <text:p>oqaluut susaatsoq</text:p>
          </table:table-cell>
          <table:table-cell table:style-name="ce32" office:value-type="string" calcext:value-type="string">
            <text:p>catches sight of, sees lan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guvoq</text:p>
          </table:table-cell>
          <table:table-cell table:style-name="ce30" office:value-type="string" calcext:value-type="string">
            <text:p>oqaluut susaatsoq</text:p>
          </table:table-cell>
          <table:table-cell table:style-name="ce36" office:value-type="string" calcext:value-type="string">
            <text:p>(the Moon) is new, it’s the new moon</text:p>
          </table:table-cell>
          <table:table-cell table:number-columns-repeated="2" table:style-name="ce36" office:value-type="string" calcext:value-type="string">
            <text:p><text:s/></text:p>
          </table:table-cell>
          <table:table-cell table:style-name="ce36"/>
          <table:table-cell table:style-name="Default" table:number-columns-repeated="2"/>
          <table:table-cell table:style-name="ce16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niaat</text:p>
          </table:table-cell>
          <table:table-cell table:style-name="ce30" office:value-type="string" calcext:value-type="string">
            <text:p>taggit</text:p>
          </table:table-cell>
          <table:table-cell table:style-name="ce32" office:value-type="string" calcext:value-type="string">
            <text:p>basket, box, or can for collecting berrie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tserfik</text:p>
          </table:table-cell>
          <table:table-cell table:style-name="ce30" office:value-type="string" calcext:value-type="string">
            <text:p>taggit</text:p>
          </table:table-cell>
          <table:table-cell table:style-name="ce32" office:value-type="string" calcext:value-type="string">
            <text:p>a place many are moving to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tserisoq</text:p>
          </table:table-cell>
          <table:table-cell table:style-name="ce30" office:value-type="string" calcext:value-type="string">
            <text:p>taggit</text:p>
          </table:table-cell>
          <table:table-cell table:style-name="ce32" office:value-type="string" calcext:value-type="string">
            <text:p>mover, someone who transports items to a new location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tserivoq</text:p>
          </table:table-cell>
          <table:table-cell table:style-name="ce30" office:value-type="string" calcext:value-type="string">
            <text:p>oqaluut susaatsoq</text:p>
          </table:table-cell>
          <table:table-cell table:style-name="ce32" office:value-type="string" calcext:value-type="string">
            <text:p>rearranges the furnitur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tserivoq</text:p>
          </table:table-cell>
          <table:table-cell table:style-name="ce30" office:value-type="string" calcext:value-type="string">
            <text:p>oqaluut susaatsoq</text:p>
          </table:table-cell>
          <table:table-cell table:style-name="ce32" office:value-type="string" calcext:value-type="string">
            <text:p>help someone move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ttarpoq</text:p>
          </table:table-cell>
          <table:table-cell table:style-name="ce30" office:value-type="string" calcext:value-type="string">
            <text:p>oqaluut susaatsoq</text:p>
          </table:table-cell>
          <table:table-cell table:style-name="ce32" office:value-type="string" calcext:value-type="string">
            <text:p>continually moves houses, is always moving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usiorpoq</text:p>
          </table:table-cell>
          <table:table-cell table:style-name="ce30" office:value-type="string" calcext:value-type="string">
            <text:p>oqaluut susaatsoq</text:p>
          </table:table-cell>
          <table:table-cell table:style-name="ce32" office:value-type="string" calcext:value-type="string">
            <text:p>comes out with a record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6" office:value-type="string" calcext:value-type="string">
            <text:p>nuutit</text:p>
          </table:table-cell>
          <table:table-cell table:style-name="ce30" office:value-type="string" calcext:value-type="string">
            <text:p>taggit qasseersiut</text:p>
          </table:table-cell>
          <table:table-cell table:style-name="ce32" office:value-type="string" calcext:value-type="string">
            <text:p>phonograph records</text:p>
          </table:table-cell>
          <table:table-cell table:style-name="ce36" table:number-columns-repeated="4"/>
          <table:table-cell table:style-name="ce16" table:number-columns-repeated="2"/>
          <table:table-cell table:style-name="ce29" table:number-columns-repeated="17"/>
          <table:table-cell table:number-columns-repeated="998"/>
        </table:table-row>
        <table:table-row table:style-name="ro3" table:number-rows-repeated="1046843">
          <table:table-cell table:number-columns-repeated="1024"/>
        </table:table-row>
        <table:table-row table:style-name="ro5" table:number-rows-repeated="1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1" table:style-name="ta2">
        <table:table-column table:style-name="co12" table:number-columns-repeated="1024" table:default-cell-style-name="Default"/>
        <table:table-row table:style-name="ro4">
          <table:table-cell table:style-name="ce26" office:value-type="string" calcext:value-type="string">
            <text:p>nalinginnarnik oqalupput</text:p>
          </table:table-cell>
          <table:table-cell table:style-name="ce31" office:value-type="string" calcext:value-type="string">
            <text:p>oqaluut susaatsoq</text:p>
          </table:table-cell>
          <table:table-cell table:style-name="ce36" office:value-type="string" calcext:value-type="string">
            <text:p>talk about all kinds of things, gab about all sorts of things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naalaartarpaa (naalaartaavoq)</text:p>
          </table:table-cell>
          <table:table-cell table:style-name="ce30" office:value-type="string" calcext:value-type="string">
            <text:p>oqaluut susalik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alagaa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alakkersinnaaneq: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alakkersuinikkut oqaluttuarisaane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alakkersuisumut allatsi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alaraartitsivik radarikkoorto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alasseriippoq</text:p>
          </table:table-cell>
          <table:table-cell table:style-name="ce30" office:value-type="string" calcext:value-type="string">
            <text:p>oqaluut susaatsoq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allerarpaa</text:p>
          </table:table-cell>
          <table:table-cell table:style-name="ce30" office:value-type="string" calcext:value-type="string">
            <text:p>oqaluut susalik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alliutsitsilluni ipianngutitsine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ammasseriikkat nuutat, naammasseriikkat nuunneqarnerat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ammassiuk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apinneq, ataatsimiinne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atsorsueqqissaarnermi pisorta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atsorsueqqissaartarfik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atsorsuuserinermi pisortaq, naatsorsuuserinermut pisorta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atsorsuuserinermut siunnersorti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atsorsuuserivik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ggateqatigiissaarutit meeqqanoortut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joqqutaq, paasisaqarfik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jorpiligaq; najorpaligaq; qeeraasaq; uillasuk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jugaq I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jugaqarfimmi niuertarfik, najukkanut atortussaarniarfik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jugaqartut peqatigiiffiat, ineqartut peqatigiiffiat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jukkanut atortussaarniarfik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juunnani pisorta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kkaannajuissuse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kkaappoq I</text:p>
          </table:table-cell>
          <table:table-cell table:style-name="ce30" office:value-type="string" calcext:value-type="string">
            <text:p>oqaluut susaatsoq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kkaatitsivik:</text:p>
          </table:table-cell>
          <table:table-cell table:style-name="ce31" office:value-type="string" calcext:value-type="string">
            <text:p>taggit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kkutiginninnerup aaqqissuunnera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kkutilliinermik oqartussaaffik, nakkutilliinermik oqartussaasut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kkutilliinermut ilinniarto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kkutilliisuuneq, aningaasaqarne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korsaataarniarfik; nakorsaatilerivik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korsaatileriso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korsaatilerisuune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korsaq ingerlatsinermut pisortaane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korsaq peqqinnissamik nakkutilliiso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korsarneqarsinnaanissamut sillimmasiine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kuvoq I</text:p>
          </table:table-cell>
          <table:table-cell table:style-name="ce30" office:value-type="string" calcext:value-type="string">
            <text:p>oqaluut susaatsoq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laso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laatsorluni</text:p>
          </table:table-cell>
          <table:table-cell table:style-name="ce31" office:value-type="string" calcext:value-type="string">
            <text:p>oqaluut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leqarpoq:</text:p>
          </table:table-cell>
          <table:table-cell table:style-name="ce30" office:value-type="string" calcext:value-type="string">
            <text:p>oqaluut susaatsoq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leqartitat tunngavigisat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liliisarnermi suleqataaso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lliuttorsiornermik aaqqissuisoq, Dronningip nalliuttorsiornermik aaqqissuisua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lliuttorsiortarnermi ileqqut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lunaaqutaa:</text:p>
          </table:table-cell>
          <table:table-cell table:style-name="ce31" office:value-type="string" calcext:value-type="string">
            <text:p>taggit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lunaarsuga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lunaarsuutit ingerlateqqinnerat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style-name="ce31" table:number-columns-repeated="998"/>
        </table:table-row>
        <table:table-row table:style-name="ro1">
          <table:table-cell table:style-name="ce25" office:value-type="string" calcext:value-type="string">
            <text:p>nalunaaruk, taalleruk (qasertunngorlugu)</text:p>
          </table:table-cell>
          <table:table-cell table:style-name="ce29" table:number-columns-repeated="25"/>
          <table:table-cell table:number-columns-repeated="998"/>
        </table:table-row>
        <table:table-row table:style-name="ro1">
          <table:table-cell table:style-name="ce25" office:value-type="string" calcext:value-type="string">
            <text:p>nalunaarut assitalik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alunaaruteqarnerit</text:p>
          </table:table-cell>
          <table:table-cell table:style-name="ce30" office:value-type="string" calcext:value-type="string">
            <text:p>taggit qasseersiu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alunngisamik pinngitsaaliilluni atoqateqarne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ammineq akisarto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ammineq ingerlatamik ilinniarne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ammineq supisat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amminersorneq pillugu isumaqatigiissut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anuusaaraq, nanuarangaso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43" office:value-type="string" calcext:value-type="string">
            <text:p>nappaat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apparsimmavimmi pisorta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aqinnerit nipisiuissutit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aqitap ilioqqarnera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aqiterisitsisarnerup oqaluttuarisaanerani ingerlaase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aqitiga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assiussanik assartuine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assiussalerisut naalagaasaat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assuiaasoq, oqaaseqartita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assuiaat: Europami Naalagaaffiit Suleqatigiiffiat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assuiaataa: Imaatigut Angallannermi Isumannaatsuunissamik Nakkutilliinermi Nunani Tamalaani malitassiat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assuiarniarneqarsinnaavoq parti qiterliuniarto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assuitsumik oqalunneq, nassuitsumik allanne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eqeroorutinik katalogi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eqinik suliffissuarnik tunisassiorne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erisaqarneq pillugu misissuineq, nerisaqarnermik paasiniaane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erisaqarnermut timigissarnermullu siunnersuisoqatigiit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erisareqatigiinneq, nerisariiaattut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erisarfimmi aqutsiso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erisarfimmi suliso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erisarnermik ajornartorsiuteqarne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erisassanik orsulissinermi akitsuut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43" office:value-type="string" calcext:value-type="string">
            <text:p>nerisassat ipaguartuut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erleq siggukitso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erlernaarsuk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erlerna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erlernarna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erriveera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43" office:value-type="string" calcext:value-type="string">
            <text:p>nersornaat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ersornaatitut akissarsisita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eruuppoq:</text:p>
          </table:table-cell>
          <table:table-cell table:style-name="ce31" office:value-type="string" calcext:value-type="string">
            <text:p>oqaluut susaatsoq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iaqortoo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43" office:value-type="string" calcext:value-type="string">
            <text:p>nikerartuunngitso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43" office:value-type="string" calcext:value-type="string">
            <text:p>nikilaajuitso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ikisitsine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illataartitanik assartuut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illusaat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imeriarnaq allalik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imeriaq itisoormiu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imeriarnaq naakkaa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ipaala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ipaappoq </text:p>
          </table:table-cell>
          <table:table-cell table:style-name="ce30" office:value-type="string" calcext:value-type="string">
            <text:p>oqaluut susaatsoq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ipilerisoq/qullilerisoq/assiliiso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ipiliorfigeqqusaanngitso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ipisarluk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ipitartut:</text:p>
          </table:table-cell>
          <table:table-cell table:style-name="ce31" office:value-type="string" calcext:value-type="string">
            <text:p>taggit qasseersiu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ittartaga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ittartagaqarniarluni inissamik attartortarfik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ittartakkamik aqutsiso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ittartakkamut ilisserut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ittartakkat ilusilersorneri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iuerneq: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iuernermi tuniniaavik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iuernermi tunngavissaq, niuernermi piumasarisa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iuernermik ilinniagalik; allaffissornermik ilinniagalik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iuernermik ilinniarfiit</text:p>
          </table:table-cell>
          <table:table-cell table:style-name="ce30" office:value-type="string" calcext:value-type="string">
            <text:p>taggit qasseersiu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iuernermik ingerlatsinermi pisorta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iuernerup oqaluttuassartaa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iuertarfik internetikkut pisiffigineqartartoq; pisiniarfik internetikkut pisiffigineqartarto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iuertarfiup kaaviiaartitsinera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iviugak issulittarto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iviugak miluutto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iviugak niutoo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iviugak qatigalik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iviugak qatsissormiu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iviugak timmiuaarto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oorlu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erpaa </text:p>
          </table:table-cell>
          <table:table-cell table:style-name="ce30" office:value-type="string" calcext:value-type="string">
            <text:p>oqaluut susalik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jaki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kinginnartoq: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kissiorfinni pisorta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kissiuutit nutaat</text:p>
          </table:table-cell>
          <table:table-cell table:style-name="ce30" office:value-type="string" calcext:value-type="string">
            <text:p>taggit qasseersiu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nami namminermi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namik uuttortaasut pisortaat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namik, illussanik maskiinanillu uuttortaasarto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naannarmi inuune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naassua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nanit allanit nutaarsiassat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nanut allanut tunngasut</text:p>
          </table:table-cell>
          <table:table-cell table:style-name="ce30" office:value-type="string" calcext:value-type="string">
            <text:p>taggit qasseersiu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nanut atsersuutit</text:p>
          </table:table-cell>
          <table:table-cell table:style-name="ce30" office:value-type="string" calcext:value-type="string">
            <text:p>taggit qasseersiu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nap iluani ineriartortitsinermi iliuusissat</text:p>
          </table:table-cell>
          <table:table-cell table:style-name="ce30" office:value-type="string" calcext:value-type="string">
            <text:p>taggit qasseersiu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nap immikkoortortaani allagaataasivik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nap immikkoortuani pisortaq; suliffeqarfiup immikkoortuani pisorta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naqarfimmi formandi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narsuaq tamaat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narsuarmioqataanermut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narsuarmiut eriagisassaat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narsuatsinni pujortartarneq akiorniarlugu WHO-p ullorititaa; Naalagaaffiit Peqatigiit nunarsuatsinni tupamik akiuiniarluni ullorititaa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narsuup sananeqaataa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nasiaqarnerup oqaluttuassartaa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nat assingi katersat</text:p>
          </table:table-cell>
          <table:table-cell table:style-name="ce30" office:value-type="string" calcext:value-type="string">
            <text:p>taggit qasseersiu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nat inoqqaavi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nat inuii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nat inuiisa atisaat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nat inuiisa eqqumiitsuliaat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nat inuiisa upperisarsiornerat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nat sikuiuitsoq kujallermut attuumassutillit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natsinnut tunngasut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natta Nakorsaatilerivia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ngujartorsinnaasut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ngujartortanngitsoq, arrorsaruminaatso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taaliorneq, nutaamik pilersitsine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43" office:value-type="string" calcext:value-type="string">
            <text:p>nutaarluinna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taarsiassaasuusaarto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taarsiassalerine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taarsiassalerinermi pingaarnersiueriaase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taarsiassalerisut</text:p>
          </table:table-cell>
          <table:table-cell table:style-name="ce30" office:value-type="string" calcext:value-type="string">
            <text:p>taggit qasseersiu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taarsiassanik aallakaatitsine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taarsiassanik tusagassiorne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taarsiassat ingerlaannartumik saqqummiussorpai</text:p>
          </table:table-cell>
          <table:table-cell table:style-name="ce30" office:value-type="string" calcext:value-type="string">
            <text:p>oqaluut susalik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taarsiassiinermi tunngavissiat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tarsaruk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tserisoq ilinniarsimanngitso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tsuunne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ttarne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ukkasuarsinnaaneq, nuuttarne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unnera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1">
          <table:table-cell table:style-name="ce25" office:value-type="string" calcext:value-type="string">
            <text:p>nuuttoq</text:p>
          </table:table-cell>
          <table:table-cell table:style-name="ce30" office:value-type="string" calcext:value-type="string">
            <text:p>taggit</text:p>
          </table:table-cell>
          <table:table-cell table:style-name="ce29" table:number-columns-repeated="24"/>
          <table:table-cell table:number-columns-repeated="998"/>
        </table:table-row>
        <table:table-row table:style-name="ro4" table:number-rows-repeated="104839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a" number:country="DK">
      <number:text>kr </number:text>
      <number:number number:decimal-places="0" loext:min-decimal-places="0" number:min-integer-digits="1" number:grouping="true"/>
    </number:number-style>
    <number:number-style style:name="N10108" number:language="da" number:country="DK">
      <number:text>kr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a" number:country="DK">
      <number:text>kr </number:text>
      <number:number number:decimal-places="0" loext:min-decimal-places="0" number:min-integer-digits="1" number:grouping="true"/>
    </number:number-style>
    <number:number-style style:name="N10109" number:language="da" number:country="DK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da" number:country="DK">
      <number:text>kr </number:text>
      <number:number number:decimal-places="2" loext:min-decimal-places="2" number:min-integer-digits="1" number:grouping="true"/>
    </number:number-style>
    <number:number-style style:name="N10111" number:language="da" number:country="DK">
      <number:text>kr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da" number:country="DK">
      <number:text>kr </number:text>
      <number:number number:decimal-places="2" loext:min-decimal-places="2" number:min-integer-digits="1" number:grouping="true"/>
    </number:number-style>
    <number:number-style style:name="N10112" number:language="da" number:country="DK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da" number:country="DK">
      <number:day number:style="long"/>
      <number:text>-</number:text>
      <number:month number:textual="true"/>
      <number:text>-</number:text>
      <number:year/>
    </number:date-style>
    <number:date-style style:name="N10114" number:language="da" number:country="DK">
      <number:month number:textual="true"/>
      <number:text>-</number:text>
      <number:year/>
    </number:date-style>
    <number:time-style style:name="N10115" number:language="da" number:country="DK">
      <number:hours/>
      <number:text>:</number:text>
      <number:minutes number:style="long"/>
      <number:text> </number:text>
      <number:am-pm/>
    </number:time-style>
    <number:time-style style:name="N10116" number:language="da" number:country="DK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a" number:country="DK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a" number:country="DK">
      <number:number number:decimal-places="0" loext:min-decimal-places="0" number:min-integer-digits="1" number:grouping="true"/>
    </number:number-style>
    <number:number-style style:name="N10118" number:language="da" number:country="DK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da" number:country="DK">
      <number:number number:decimal-places="0" loext:min-decimal-places="0" number:min-integer-digits="1" number:grouping="true"/>
    </number:number-style>
    <number:number-style style:name="N10119" number:language="da" number:country="DK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a" number:country="DK">
      <number:number number:decimal-places="2" loext:min-decimal-places="2" number:min-integer-digits="1" number:grouping="true"/>
    </number:number-style>
    <number:number-style style:name="N10120" number:language="da" number:country="DK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da" number:country="DK">
      <number:number number:decimal-places="2" loext:min-decimal-places="2" number:min-integer-digits="1" number:grouping="true"/>
    </number:number-style>
    <number:number-style style:name="N10121" number:language="da" number:country="DK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da" number:country="DK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da" number:country="DK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da" number:country="DK">
      <loext:text> </loext:text>
      <loext:fill-character> </loext:fill-character>
      <number:text>- </number:text>
    </number:number-style>
    <number:text-style style:name="N10125" number:language="da" number:country="DK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a" number:country="DK">
      <loext:text> k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da" number:country="DK">
      <loext:text> k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da" number:country="DK">
      <loext:text> kr </loext:text>
      <loext:fill-character> </loext:fill-character>
      <number:text>- </number:text>
    </number:number-style>
    <number:text-style style:name="N10129" number:language="da" number:country="DK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a" number:country="DK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da" number:country="DK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da" number:country="DK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da" number:country="DK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a" number:country="DK">
      <loext:text> k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da" number:country="DK">
      <loext:text> k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da" number:country="DK">
      <loext:text> k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da" number:country="DK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fo:font-size="12pt" style:font-name-asian="Arial Unicode MS" style:font-family-asian="'Arial Unicode MS'" style:font-family-generic-asian="system" style:font-pitch-asian="variable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-00-0000</text:date>, <text:time style:data-style-name="N2" text:time-value="10:57:12.802904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qaasileriffik</meta:initial-creator>
    <meta:creation-date>2017-08-09T16:58:59</meta:creation-date>
    <dc:date>2020-05-18T11:00:10.966379225</dc:date>
    <meta:generator>LibreOffice/5.4.4.2$MacOSX_X86_64 LibreOffice_project/2524958677847fb3bb44820e40380acbe820f960</meta:generator>
    <meta:editing-duration>PT3H14M59S</meta:editing-duration>
    <meta:editing-cycles>10</meta:editing-cycles>
    <meta:document-statistic meta:table-count="2" meta:cell-count="560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